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770000032269FB8CA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NewsGotT" svg:font-family="NewsGotT" style:font-pitch="variable"/>
    <style:font-face style:name="Arial" svg:font-family="Arial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7cm"/>
    </style:style>
    <style:style style:name="co2" style:family="table-column">
      <style:table-column-properties fo:break-before="auto" style:column-width="5.595cm"/>
    </style:style>
    <style:style style:name="co3" style:family="table-column">
      <style:table-column-properties fo:break-before="auto" style:column-width="5.041cm"/>
    </style:style>
    <style:style style:name="co4" style:family="table-column">
      <style:table-column-properties fo:break-before="auto" style:column-width="5.179cm"/>
    </style:style>
    <style:style style:name="co5" style:family="table-column">
      <style:table-column-properties fo:break-before="auto" style:column-width="4.856cm"/>
    </style:style>
    <style:style style:name="co6" style:family="table-column">
      <style:table-column-properties fo:break-before="auto" style:column-width="6.521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3.547cm"/>
    </style:style>
    <style:style style:name="co9" style:family="table-column">
      <style:table-column-properties fo:break-before="auto" style:column-width="2.799cm"/>
    </style:style>
    <style:style style:name="co10" style:family="table-column">
      <style:table-column-properties fo:break-before="auto" style:column-width="3.436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342cm"/>
    </style:style>
    <style:style style:name="co13" style:family="table-column">
      <style:table-column-properties fo:break-before="auto" style:column-width="9.927cm"/>
    </style:style>
    <style:style style:name="co14" style:family="table-column">
      <style:table-column-properties fo:break-before="auto" style:column-width="10.298cm"/>
    </style:style>
    <style:style style:name="co15" style:family="table-column">
      <style:table-column-properties fo:break-before="auto" style:column-width="7.615cm"/>
    </style:style>
    <style:style style:name="co16" style:family="table-column">
      <style:table-column-properties fo:break-before="auto" style:column-width="5.302cm"/>
    </style:style>
    <style:style style:name="co17" style:family="table-column">
      <style:table-column-properties fo:break-before="auto" style:column-width="2.157cm"/>
    </style:style>
    <style:style style:name="co18" style:family="table-column">
      <style:table-column-properties fo:break-before="auto" style:column-width="10.051cm"/>
    </style:style>
    <style:style style:name="co19" style:family="table-column">
      <style:table-column-properties fo:break-before="auto" style:column-width="4.399cm"/>
    </style:style>
    <style:style style:name="co20" style:family="table-column">
      <style:table-column-properties fo:break-before="auto" style:column-width="6.798cm"/>
    </style:style>
    <style:style style:name="co21" style:family="table-column">
      <style:table-column-properties fo:break-before="auto" style:column-width="4.115cm"/>
    </style:style>
    <style:style style:name="co22" style:family="table-column">
      <style:table-column-properties fo:break-before="auto" style:column-width="4.069cm"/>
    </style:style>
    <style:style style:name="co23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709cm" fo:break-before="auto" style:use-optimal-row-height="true"/>
    </style:style>
    <style:style style:name="ro5" style:family="table-row">
      <style:table-row-properties style:row-height="0.7cm" fo:break-before="auto" style:use-optimal-row-height="false"/>
    </style:style>
    <style:style style:name="ro6" style:family="table-row">
      <style:table-row-properties style:row-height="1.06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ro8" style:family="table-row">
      <style:table-row-properties style:row-height="3.9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035cm solid #ffffff"/>
    </style:style>
    <style:style style:name="ce2" style:family="table-cell" style:parent-style-name="Default">
      <style:table-cell-properties style:diagonal-bl-tr="none" style:diagonal-tl-br="none" fo:border="0.018cm solid #ffffff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4" style:family="table-cell" style:parent-style-name="Default">
      <style:table-cell-properties fo:border-bottom="0.035cm solid #ffffff" style:diagonal-bl-tr="none" style:diagonal-tl-br="none" fo:border-left="0.035cm solid #ffffff" fo:border-right="none" fo:border-top="0.035cm solid #ffffff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35cm solid #ffffff"/>
      <style:paragraph-properties fo:text-align="center" fo:margin-left="0cm"/>
      <style:text-properties fo:color="#808080" style:font-name="Eras Md BT" fo:font-size="24pt" fo:font-weight="bold"/>
    </style:style>
    <style:style style:name="ce6" style:family="table-cell" style:parent-style-name="Default">
      <style:table-cell-properties style:glyph-orientation-vertical="0" fo:border-bottom="0.018cm solid #999999" fo:background-color="#cccccc" style:diagonal-bl-tr="none" style:diagonal-tl-br="none" style:text-align-source="fix" style:repeat-content="false" fo:wrap-option="wrap" fo:border-left="0.039cm double #999999" style:border-line-width-left="0.002cm 0.035cm 0.002cm" style:direction="ltr" fo:border-right="0.039cm double #999999" style:border-line-width-right="0.002cm 0.035cm 0.002cm" style:rotation-angle="0" style:rotation-align="none" style:shrink-to-fit="false" fo:border-top="0.039cm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18cm solid #999999" fo:background-color="#cccccc" style:diagonal-bl-tr="none" style:diagonal-tl-br="none" style:text-align-source="fix" style:repeat-content="false" fo:wrap-option="wrap" fo:border-left="0.039cm double #999999" style:border-line-width-left="0.002cm 0.035cm 0.002cm" style:direction="ltr" fo:border-right="0.039cm double #999999" style:border-line-width-right="0.002cm 0.035cm 0.002cm" style:rotation-angle="0" style:rotation-align="none" style:shrink-to-fit="false" fo:border-top="0.018cm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02cm solid #999999" fo:background-color="#cccccc" style:diagonal-bl-tr="none" style:diagonal-tl-br="none" style:text-align-source="fix" style:repeat-content="false" fo:wrap-option="wrap" fo:border-left="0.002cm solid #999999" style:direction="ltr" fo:border-right="0.039cm double #999999" style:border-line-width-right="0.002cm 0.035cm 0.002cm" style:rotation-angle="0" style:rotation-align="none" style:shrink-to-fit="false" fo:border-top="0.002cm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39cm double #999999" style:border-line-width-bottom="0.002cm 0.035cm 0.002cm" style:diagonal-bl-tr="none" style:diagonal-tl-br="none" style:text-align-source="fix" style:repeat-content="false" fo:background-color="transparent" fo:wrap-option="wrap" fo:border-left="0.039cm double #999999" style:border-line-width-left="0.002cm 0.035cm 0.002cm" style:direction="ltr" fo:border-right="0.039cm double #999999" style:border-line-width-right="0.002cm 0.035cm 0.002cm" style:rotation-angle="0" style:rotation-align="none" style:shrink-to-fit="false" fo:border-top="0.018cm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018cm solid #ffffff"/>
      <style:text-properties style:font-name="NewsGotT" fo:font-size="14pt" style:font-size-asian="14pt" style:font-size-complex="14pt"/>
    </style:style>
    <style:style style:name="ce11" style:family="table-cell" style:parent-style-name="Default">
      <style:table-cell-properties fo:border-bottom="0.039cm double #999999" style:border-line-width-bottom="0.002cm 0.035cm 0.002cm" fo:background-color="#e6e6e6" style:text-align-source="fix" style:repeat-content="false" fo:border-left="0.039cm double #999999" style:border-line-width-left="0.002cm 0.035cm 0.002cm" fo:border-right="0.018cm solid #999999" fo:border-top="0.039cm double #999999" style:border-line-width-top="0.002cm 0.035cm 0.002cm" style:vertical-align="middle"/>
      <style:paragraph-properties fo:text-align="center" fo:margin-left="0cm"/>
      <style:text-properties style:font-name="NewsGotT" fo:font-size="14pt" fo:font-weight="bold" style:font-size-asian="14pt" style:font-size-complex="14pt"/>
    </style:style>
    <style:style style:name="ce12" style:family="table-cell" style:parent-style-name="Default" style:data-style-name="N100">
      <style:table-cell-properties fo:border-bottom="0.018cm solid #999999" style:text-align-source="fix" style:repeat-content="false" fo:wrap-option="wrap" fo:border-left="0.039cm double #999999" style:border-line-width-left="0.002cm 0.035cm 0.002cm" fo:border-right="0.018cm solid #999999" fo:border-top="0.039cm double #999999" style:border-line-width-top="0.002cm 0.035cm 0.002cm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13" style:family="table-cell" style:parent-style-name="Default" style:data-style-name="N100">
      <style:table-cell-properties fo:border-bottom="0.018cm solid #999999" style:text-align-source="fix" style:repeat-content="false" fo:wrap-option="wrap" fo:border-left="0.039cm double #999999" style:border-line-width-left="0.002cm 0.035cm 0.002cm" fo:border-right="0.018cm solid #999999" fo:border-top="0.018cm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14" style:family="table-cell" style:parent-style-name="Default" style:data-style-name="N100">
      <style:table-cell-properties fo:border-bottom="0.039cm double #999999" style:border-line-width-bottom="0.002cm 0.035cm 0.002cm" style:text-align-source="fix" style:repeat-content="false" fo:wrap-option="wrap" fo:border-left="0.039cm double #999999" style:border-line-width-left="0.002cm 0.035cm 0.002cm" fo:border-right="0.018cm solid #999999" fo:border-top="0.018cm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15" style:family="table-cell" style:parent-style-name="Default">
      <style:table-cell-properties fo:background-color="#e6e6e6" style:text-align-source="fix" style:repeat-content="false" fo:border="0.039cm double #999999" style:border-line-width="0.002cm 0.035cm 0.002cm" style:vertical-align="middle"/>
      <style:paragraph-properties fo:text-align="start" fo:margin-left="0cm"/>
      <style:text-properties style:font-name="NewsGotT" fo:font-size="14pt" fo:font-weight="bold" style:font-size-asian="14pt" style:font-size-complex="14pt"/>
    </style:style>
    <style:style style:name="ce16" style:family="table-cell" style:parent-style-name="Default" style:data-style-name="N100">
      <style:table-cell-properties fo:border-bottom="0.018cm solid #999999" style:text-align-source="fix" style:repeat-content="false" fo:wrap-option="wrap" fo:border-left="0.018cm solid #999999" fo:border-right="0.018cm solid #999999" fo:border-top="0.039cm double #999999" style:border-line-width-top="0.002cm 0.035cm 0.002cm" style:vertical-align="middle"/>
      <style:paragraph-properties fo:text-align="center" fo:margin-left="0cm"/>
      <style:text-properties style:font-name="NewsGotT" fo:font-size="12pt" style:font-size-asian="10pt" style:font-size-complex="10pt"/>
    </style:style>
    <style:style style:name="ce17" style:family="table-cell" style:parent-style-name="Default" style:data-style-name="N100">
      <style:table-cell-properties fo:border-bottom="0.002cm solid #999999" style:diagonal-bl-tr="none" style:diagonal-tl-br="none" fo:border-left="0.039cm double #999999" style:border-line-width-left="0.002cm 0.035cm 0.002cm" fo:border-right="0.039cm double #999999" style:border-line-width-right="0.002cm 0.035cm 0.002cm" fo:border-top="0.002cm solid #999999"/>
      <style:text-properties style:font-name="NewsGotT" fo:font-size="12pt" style:font-size-asian="12pt" style:font-size-complex="12pt"/>
    </style:style>
    <style:style style:name="ce18" style:family="table-cell" style:parent-style-name="Default" style:data-style-name="N100">
      <style:table-cell-properties fo:border-bottom="0.039cm double #999999" style:border-line-width-bottom="0.002cm 0.035cm 0.002cm" style:diagonal-bl-tr="none" style:diagonal-tl-br="none" fo:border-left="0.039cm double #999999" style:border-line-width-left="0.002cm 0.035cm 0.002cm" fo:border-right="0.039cm double #999999" style:border-line-width-right="0.002cm 0.035cm 0.002cm" fo:border-top="0.002cm solid #999999"/>
      <style:text-properties style:font-name="NewsGotT" fo:font-size="12pt" style:font-size-asian="12pt" style:font-size-complex="12pt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0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21" style:family="table-cell" style:parent-style-name="Default">
      <style:table-cell-properties fo:background-color="#ffffff" fo:border="0.002cm solid #ffffff"/>
    </style:style>
    <style:style style:name="ce22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Default">
      <style:table-cell-properties fo:border="0.035cm solid #ffffff"/>
    </style:style>
    <style:style style:name="ce26" style:family="table-cell" style:parent-style-name="Default">
      <style:table-cell-properties style:diagonal-bl-tr="none" style:diagonal-tl-br="none" style:text-align-source="fix" style:repeat-content="false" fo:border="0.035cm solid #ffffff"/>
      <style:paragraph-properties fo:text-align="center" fo:margin-left="0cm"/>
      <style:text-properties style:font-name="NewsGotT" fo:font-size="24pt" fo:font-weight="bold" style:font-size-asian="24pt" style:font-weight-asian="bold" style:font-size-complex="24pt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0.035cm solid #ffffff"/>
      <style:paragraph-properties fo:text-align="start" fo:margin-left="0cm"/>
      <style:text-properties style:font-name="NewsGotT" fo:font-size="24pt" fo:font-weight="bold" style:font-size-asian="24pt" style:font-weight-asian="bold" style:font-size-complex="24pt" style:font-weight-complex="bold"/>
    </style:style>
    <style:style style:name="ce28" style:family="table-cell" style:parent-style-name="Default">
      <style:table-cell-properties style:glyph-orientation-vertical="0" fo:border-bottom="0.018cm solid #999999" style:diagonal-bl-tr="none" style:diagonal-tl-br="none" style:text-align-source="fix" style:repeat-content="false" fo:background-color="transparent" fo:wrap-option="wrap" fo:border-left="0.018cm solid #999999" style:direction="ltr" fo:border-right="0.039cm double #999999" style:border-line-width-right="0.002cm 0.035cm 0.002cm" style:rotation-angle="0" style:rotation-align="none" style:shrink-to-fit="false" fo:border-top="0.039cm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18cm solid #999999" style:diagonal-bl-tr="none" style:diagonal-tl-br="none" style:text-align-source="fix" style:repeat-content="false" fo:wrap-option="wrap" fo:border-left="0.018cm solid #999999" style:direction="ltr" fo:border-right="0.039cm double #999999" style:border-line-width-right="0.002cm 0.035cm 0.002cm" style:rotation-angle="0" style:rotation-align="none" style:shrink-to-fit="false" fo:border-top="0.018cm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0.002cm solid #999999" style:diagonal-bl-tr="none" style:diagonal-tl-br="none" style:text-align-source="fix" style:repeat-content="false" fo:wrap-option="wrap" fo:border-left="0.018cm solid #999999" style:direction="ltr" fo:border-right="0.018cm solid #999999" style:rotation-angle="0" style:rotation-align="none" style:shrink-to-fit="false" fo:border-top="0.002cm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039cm double #999999" style:border-line-width-bottom="0.002cm 0.035cm 0.002cm" style:diagonal-bl-tr="none" style:diagonal-tl-br="none" style:text-align-source="fix" style:repeat-content="false" fo:wrap-option="wrap" fo:border-left="0.018cm solid #999999" style:direction="ltr" fo:border-right="0.018cm solid #999999" style:rotation-angle="0" style:rotation-align="none" style:shrink-to-fit="false" fo:border-top="0.018cm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039cm double #999999" style:border-line-width-bottom="0.002cm 0.035cm 0.002cm" fo:background-color="#e6e6e6" style:text-align-source="fix" style:repeat-content="false" fo:border-left="0.018cm solid #999999" fo:border-right="0.018cm solid #999999" fo:border-top="0.039cm double #999999" style:border-line-width-top="0.002cm 0.035cm 0.002cm" style:vertical-align="middle"/>
      <style:paragraph-properties fo:text-align="center" fo:margin-left="0cm"/>
      <style:text-properties style:font-name="NewsGotT" fo:font-size="14pt" fo:font-weight="bold" style:font-size-asian="14pt" style:font-size-complex="14pt"/>
    </style:style>
    <style:style style:name="ce33" style:family="table-cell" style:parent-style-name="Default" style:data-style-name="N100">
      <style:table-cell-properties fo:border-bottom="0.018cm solid #999999" style:text-align-source="fix" style:repeat-content="false" fo:wrap-option="wrap" fo:border-left="0.018cm solid #999999" fo:border-right="0.018cm solid #999999" fo:border-top="0.039cm double #999999" style:border-line-width-top="0.002cm 0.035cm 0.002cm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34" style:family="table-cell" style:parent-style-name="Default" style:data-style-name="N100">
      <style:table-cell-properties style:text-align-source="fix" style:repeat-content="false" fo:wrap-option="wrap" fo:border="0.018cm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35" style:family="table-cell" style:parent-style-name="Default" style:data-style-name="N100">
      <style:table-cell-properties fo:border-bottom="0.039cm double #999999" style:border-line-width-bottom="0.002cm 0.035cm 0.002cm" style:text-align-source="fix" style:repeat-content="false" fo:wrap-option="wrap" fo:border-left="0.018cm solid #999999" fo:border-right="0.018cm solid #999999" fo:border-top="0.018cm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36" style:family="table-cell" style:parent-style-name="Default">
      <style:table-cell-properties fo:border-bottom="0.039cm double #999999" style:border-line-width-bottom="0.002cm 0.035cm 0.002cm" fo:background-color="#e6e6e6" style:text-align-source="fix" style:repeat-content="false" fo:border-left="0.002cm solid #999999" fo:border-right="0.002cm solid #999999" fo:border-top="0.002cm solid #999999" style:vertical-align="middle"/>
      <style:paragraph-properties fo:text-align="center" fo:margin-left="0cm"/>
      <style:text-properties style:font-name="Eras Md BT" fo:font-size="12pt" fo:font-weight="bold"/>
    </style:style>
    <style:style style:name="ce37" style:family="table-cell" style:parent-style-name="Default" style:data-style-name="N100">
      <style:table-cell-properties fo:border-bottom="0.002cm solid #999999" style:diagonal-bl-tr="none" style:diagonal-tl-br="none" fo:border-left="0.002cm solid #999999" fo:border-right="0.002cm solid #999999" fo:border-top="0.039cm double #999999" style:border-line-width-top="0.002cm 0.035cm 0.002cm"/>
      <style:text-properties style:font-name="NewsGotT" fo:font-size="12pt" style:font-size-asian="12pt" style:font-size-complex="12pt"/>
    </style:style>
    <style:style style:name="ce38" style:family="table-cell" style:parent-style-name="Default" style:data-style-name="N100">
      <style:table-cell-properties style:diagonal-bl-tr="none" style:diagonal-tl-br="none" fo:border="0.002cm solid #999999"/>
      <style:text-properties style:font-name="NewsGotT" fo:font-size="12pt" style:font-size-asian="12pt" style:font-size-complex="12pt"/>
    </style:style>
    <style:style style:name="ce39" style:family="table-cell" style:parent-style-name="Default" style:data-style-name="N100">
      <style:table-cell-properties fo:border-bottom="0.039cm double #999999" style:border-line-width-bottom="0.002cm 0.035cm 0.002cm" style:diagonal-bl-tr="none" style:diagonal-tl-br="none" fo:border-left="0.002cm solid #999999" fo:border-right="0.002cm solid #999999" fo:border-top="0.002cm solid #999999"/>
      <style:text-properties style:font-name="NewsGotT" fo:font-size="12pt" style:font-size-asian="12pt" style:font-size-complex="12pt"/>
    </style:style>
    <style:style style:name="ce40" style:family="table-cell" style:parent-style-name="Default">
      <style:table-cell-properties fo:background-color="#ffffff" style:diagonal-bl-tr="none" style:diagonal-tl-br="none" fo:border="0.002cm solid #ffffff"/>
    </style:style>
    <style:style style:name="ce41" style:family="table-cell" style:parent-style-name="Default">
      <style:table-cell-properties fo:border="0.018cm solid #ffffff"/>
    </style:style>
    <style:style style:name="ce42" style:family="table-cell" style:parent-style-name="Default">
      <style:table-cell-properties style:diagonal-bl-tr="none" style:diagonal-tl-br="none" style:text-align-source="fix" style:repeat-content="false" fo:border="0.035cm solid #ffffff"/>
      <style:paragraph-properties fo:text-align="center" fo:margin-left="0cm"/>
    </style:style>
    <style:style style:name="ce43" style:family="table-cell" style:parent-style-name="Default">
      <style:table-cell-properties style:diagonal-bl-tr="none" style:diagonal-tl-br="none" style:text-align-source="fix" style:repeat-content="false" fo:border="0.035cm solid #ffffff"/>
      <style:paragraph-properties fo:text-align="start" fo:margin-left="0cm"/>
    </style:style>
    <style:style style:name="ce44" style:family="table-cell" style:parent-style-name="Default">
      <style:table-cell-properties style:glyph-orientation-vertical="0" fo:border-bottom="0.018cm solid #999999" style:diagonal-bl-tr="none" style:diagonal-tl-br="none" style:text-align-source="fix" style:repeat-content="false" fo:background-color="transparent" fo:wrap-option="wrap" fo:border-left="0.018cm solid #999999" style:direction="ltr" fo:border-right="0.018cm solid #999999" style:rotation-angle="0" style:rotation-align="none" style:shrink-to-fit="false" fo:border-top="0.039cm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wrap" fo:border="0.018cm solid #999999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8cm solid #999999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0.002cm solid #999999" fo:background-color="#cccccc" style:diagonal-bl-tr="none" style:diagonal-tl-br="none" style:text-align-source="fix" style:repeat-content="false" fo:wrap-option="wrap" fo:border-left="0.039cm double #999999" style:border-line-width-left="0.002cm 0.035cm 0.002cm" style:direction="ltr" fo:border-right="0.039cm double #999999" style:border-line-width-right="0.002cm 0.035cm 0.002cm" style:rotation-angle="0" style:rotation-align="none" style:shrink-to-fit="false" fo:border-top="0.039cm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" fo:font-size="14pt" fo:font-style="normal" fo:text-shadow="none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002cm solid #999999" fo:background-color="#cccccc" style:diagonal-bl-tr="none" style:diagonal-tl-br="none" style:text-align-source="fix" style:repeat-content="false" fo:wrap-option="wrap" fo:border-left="0.039cm double #999999" style:border-line-width-left="0.002cm 0.035cm 0.002cm" style:direction="ltr" fo:border-right="0.039cm double #999999" style:border-line-width-right="0.002cm 0.035cm 0.002cm" style:rotation-angle="0" style:rotation-align="none" style:shrink-to-fit="false" fo:border-top="0.002cm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" fo:font-size="14pt" fo:font-style="normal" fo:text-shadow="none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0.039cm double #999999" style:border-line-width-bottom="0.002cm 0.035cm 0.002cm" fo:background-color="#cccccc" style:diagonal-bl-tr="none" style:diagonal-tl-br="none" style:text-align-source="fix" style:repeat-content="false" fo:wrap-option="wrap" fo:border-left="0.039cm double #999999" style:border-line-width-left="0.002cm 0.035cm 0.002cm" style:direction="ltr" fo:border-right="0.039cm double #999999" style:border-line-width-right="0.002cm 0.035cm 0.002cm" style:rotation-angle="0" style:rotation-align="none" style:shrink-to-fit="false" fo:border-top="0.002cm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" fo:font-size="14pt" fo:font-style="normal" fo:text-shadow="none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fo:border-bottom="0.039cm double #999999" style:border-line-width-bottom="0.002cm 0.035cm 0.002cm" fo:background-color="#e6e6e6" style:text-align-source="fix" style:repeat-content="false" fo:border-left="0.018cm solid #999999" fo:border-right="0.039cm double #999999" style:border-line-width-right="0.002cm 0.035cm 0.002cm" fo:border-top="0.039cm double #999999" style:border-line-width-top="0.002cm 0.035cm 0.002cm" style:vertical-align="middle"/>
      <style:paragraph-properties fo:text-align="center" fo:margin-left="0cm"/>
      <style:text-properties style:font-name="Eras Md BT" fo:font-size="12pt" fo:font-weight="bold"/>
    </style:style>
    <style:style style:name="ce51" style:family="table-cell" style:parent-style-name="Default" style:data-style-name="N100">
      <style:table-cell-properties fo:border-bottom="0.018cm solid #999999" style:text-align-source="fix" style:repeat-content="false" fo:wrap-option="wrap" fo:border-left="0.018cm solid #999999" fo:border-right="0.039cm double #999999" style:border-line-width-right="0.002cm 0.035cm 0.002cm" fo:border-top="0.039cm double #999999" style:border-line-width-top="0.002cm 0.035cm 0.002cm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52" style:family="table-cell" style:parent-style-name="Default" style:data-style-name="N100">
      <style:table-cell-properties fo:border-bottom="0.018cm solid #999999" style:text-align-source="fix" style:repeat-content="false" fo:wrap-option="wrap" fo:border-left="0.018cm solid #999999" fo:border-right="0.039cm double #999999" style:border-line-width-right="0.002cm 0.035cm 0.002cm" fo:border-top="0.018cm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53" style:family="table-cell" style:parent-style-name="Default" style:data-style-name="N100">
      <style:table-cell-properties fo:border-bottom="0.039cm double #999999" style:border-line-width-bottom="0.002cm 0.035cm 0.002cm" style:text-align-source="fix" style:repeat-content="false" fo:wrap-option="wrap" fo:border-left="0.018cm solid #999999" fo:border-right="0.039cm double #999999" style:border-line-width-right="0.002cm 0.035cm 0.002cm" fo:border-top="0.018cm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54" style:family="table-cell" style:parent-style-name="Default">
      <style:table-cell-properties style:glyph-orientation-vertical="0" fo:border-bottom="0.018cm solid #999999" style:diagonal-bl-tr="none" style:diagonal-tl-br="none" style:text-align-source="fix" style:repeat-content="false" fo:background-color="transparent" fo:wrap-option="wrap" fo:border-left="0.018cm solid #999999" style:direction="ltr" fo:border-right="0.039cm double #999999" style:border-line-width-right="0.002cm 0.035cm 0.002cm" style:rotation-angle="0" style:rotation-align="none" style:shrink-to-fit="false" fo:border-top="0.039cm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Eras Bk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100">
      <style:table-cell-properties style:glyph-orientation-vertical="0" fo:border-bottom="0.002cm solid #999999" style:diagonal-bl-tr="none" style:diagonal-tl-br="none" style:text-align-source="fix" style:repeat-content="false" fo:wrap-option="wrap" fo:border-left="0.018cm solid #999999" style:direction="ltr" fo:border-right="0.039cm double #999999" style:border-line-width-right="0.002cm 0.035cm 0.002cm" style:rotation-angle="0" style:rotation-align="none" style:shrink-to-fit="false" fo:border-top="0.002cm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039cm double #999999" style:border-line-width-bottom="0.002cm 0.035cm 0.002cm" style:diagonal-bl-tr="none" style:diagonal-tl-br="none" style:text-align-source="fix" style:repeat-content="false" fo:wrap-option="wrap" fo:border-left="0.018cm solid #999999" style:direction="ltr" fo:border-right="0.039cm double #999999" style:border-line-width-right="0.002cm 0.035cm 0.002cm" style:rotation-angle="0" style:rotation-align="none" style:shrink-to-fit="false" fo:border-top="0.002cm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0.039cm double #999999" style:border-line-width-bottom="0.002cm 0.035cm 0.002cm" fo:background-color="#e6e6e6" style:text-align-source="fix" style:repeat-content="false" fo:border-left="0.018cm solid #999999" fo:border-right="0.039cm double #999999" style:border-line-width-right="0.002cm 0.035cm 0.002cm" fo:border-top="0.039cm double #999999" style:border-line-width-top="0.002cm 0.035cm 0.002cm" style:vertical-align="middle"/>
      <style:paragraph-properties fo:text-align="center" fo:margin-left="0cm"/>
      <style:text-properties style:font-name="NewsGotT" fo:font-size="14pt" fo:font-weight="bold" style:font-size-asian="14pt" style:font-size-complex="14pt"/>
    </style:style>
    <style:style style:name="ce58" style:family="table-cell" style:parent-style-name="Default">
      <style:table-cell-properties fo:border-bottom="0.039cm double #999999" style:border-line-width-bottom="0.002cm 0.035cm 0.002cm" fo:background-color="#e6e6e6" style:text-align-source="fix" style:repeat-content="false" fo:border-left="0.002cm solid #999999" fo:border-right="0.039cm double #999999" style:border-line-width-right="0.002cm 0.035cm 0.002cm" fo:border-top="0.002cm solid #999999" style:vertical-align="middle"/>
      <style:paragraph-properties fo:text-align="center" fo:margin-left="0cm"/>
      <style:text-properties style:font-name="Eras Md BT" fo:font-size="12pt" fo:font-weight="bold"/>
    </style:style>
    <style:style style:name="ce59" style:family="table-cell" style:parent-style-name="Default" style:data-style-name="N100">
      <style:table-cell-properties fo:border-bottom="0.002cm solid #999999" style:diagonal-bl-tr="none" style:diagonal-tl-br="none" fo:border-left="0.002cm solid #999999" fo:border-right="0.039cm double #999999" style:border-line-width-right="0.002cm 0.035cm 0.002cm" fo:border-top="0.039cm double #999999" style:border-line-width-top="0.002cm 0.035cm 0.002cm"/>
      <style:text-properties style:font-name="NewsGotT" fo:font-size="12pt" style:font-size-asian="12pt" style:font-size-complex="12pt"/>
    </style:style>
    <style:style style:name="ce60" style:family="table-cell" style:parent-style-name="Default" style:data-style-name="N100">
      <style:table-cell-properties fo:border-bottom="0.002cm solid #999999" style:diagonal-bl-tr="none" style:diagonal-tl-br="none" fo:border-left="0.002cm solid #999999" fo:border-right="0.039cm double #999999" style:border-line-width-right="0.002cm 0.035cm 0.002cm" fo:border-top="0.002cm solid #999999"/>
      <style:text-properties style:font-name="NewsGotT" fo:font-size="12pt" style:font-size-asian="12pt" style:font-size-complex="12pt"/>
    </style:style>
    <style:style style:name="ce61" style:family="table-cell" style:parent-style-name="Default" style:data-style-name="N100">
      <style:table-cell-properties fo:border-bottom="0.039cm double #999999" style:border-line-width-bottom="0.002cm 0.035cm 0.002cm" style:diagonal-bl-tr="none" style:diagonal-tl-br="none" fo:border-left="0.002cm solid #999999" fo:border-right="0.039cm double #999999" style:border-line-width-right="0.002cm 0.035cm 0.002cm" fo:border-top="0.002cm solid #999999"/>
      <style:text-properties style:font-name="NewsGotT" fo:font-size="12pt" style:font-size-asian="12pt" style:font-size-complex="12pt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NewsGotT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63" style:family="table-cell" style:parent-style-name="Default">
      <style:table-cell-properties fo:background-color="#ffffff" fo:border="0.018cm solid #ffffff"/>
    </style:style>
    <style:style style:name="ce64" style:family="table-cell" style:parent-style-name="Default">
      <style:table-cell-properties fo:background-color="#ffffff" style:diagonal-bl-tr="none" style:diagonal-tl-br="none" fo:border="none"/>
    </style:style>
    <style:style style:name="ce65" style:family="table-cell" style:parent-style-name="Default">
      <style:table-cell-properties fo:border-bottom="none" fo:border-left="none" fo:border-right="0.002cm solid #ffffff" fo:border-top="0.002cm solid #ffffff"/>
    </style:style>
    <style:style style:name="ce66" style:family="table-cell" style:parent-style-name="Default">
      <style:table-cell-properties fo:border-bottom="0.035cm solid #ffffff" style:diagonal-bl-tr="none" style:diagonal-tl-br="none" fo:border-left="none" fo:border-right="0.035cm solid #ffffff" fo:border-top="0.035cm solid #ffffff"/>
    </style:style>
    <style:style style:name="ce67" style:family="table-cell" style:parent-style-name="Default">
      <style:table-cell-properties style:diagonal-bl-tr="none" style:diagonal-tl-br="none" fo:border="0.035cm solid #ffffff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wrap" fo:border="0.039cm double #999999" style:border-line-width="0.002cm 0.035cm 0.002cm" style:direction="ltr" style:rotation-angle="0" style:rotation-align="none" style:shrink-to-fit="false" style:vertical-align="middle"/>
      <style:paragraph-properties fo:text-align="justify" fo:margin-left="0cm" style:writing-mode="page"/>
      <style:text-properties style:font-name="NewsGotT" fo:font-size="13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-bottom="0.039cm double #b3b3b3" style:border-line-width-bottom="0.002cm 0.035cm 0.002cm" fo:background-color="#e6e6e6" style:text-align-source="fix" style:repeat-content="false" fo:border-left="0.039cm double #b3b3b3" style:border-line-width-left="0.002cm 0.035cm 0.002cm" fo:border-right="0.035cm solid #b3b3b3" fo:border-top="0.039cm double #b3b3b3" style:border-line-width-top="0.002cm 0.035cm 0.002cm"/>
      <style:paragraph-properties fo:text-align="center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style:text-align-source="fix" style:repeat-content="false" fo:border-left="0.039cm double #b3b3b3" style:border-line-width-left="0.002cm 0.035cm 0.002cm" fo:border-right="0.035cm solid #b3b3b3" fo:border-top="0.039cm double #b3b3b3" style:border-line-width-top="0.002cm 0.035cm 0.002cm"/>
      <style:paragraph-properties fo:text-align="center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39cm double #b3b3b3" style:border-line-width-bottom="0.002cm 0.035cm 0.002cm" style:text-align-source="fix" style:repeat-content="false" fo:border-left="0.039cm double #b3b3b3" style:border-line-width-left="0.002cm 0.035cm 0.002cm" fo:border-right="0.035cm solid #b3b3b3" fo:border-top="none"/>
      <style:paragraph-properties fo:text-align="center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border-left="none" fo:border-right="0.035cm solid #ffffff" fo:border-top="none"/>
    </style:style>
    <style:style style:name="ce73" style:family="table-cell" style:parent-style-name="Default">
      <style:table-cell-properties fo:border-bottom="0.039cm double #b3b3b3" style:border-line-width-bottom="0.002cm 0.035cm 0.002cm" fo:background-color="#e6e6e6" style:text-align-source="fix" style:repeat-content="false" fo:border-left="0.039cm double #b3b3b3" style:border-line-width-left="0.002cm 0.035cm 0.002cm" fo:border-right="none" fo:border-top="0.039cm double #b3b3b3" style:border-line-width-top="0.002cm 0.035cm 0.002cm"/>
      <style:paragraph-properties fo:text-align="center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02cm solid #b3b3b3" fo:background-color="#e6e6e6" style:text-align-source="fix" style:repeat-content="false" fo:border-left="0.039cm double #b3b3b3" style:border-line-width-left="0.002cm 0.035cm 0.002cm" fo:border-right="none" fo:border-top="0.039cm double #b3b3b3" style:border-line-width-top="0.002cm 0.035cm 0.002cm"/>
      <style:paragraph-properties fo:text-align="center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02cm solid #b3b3b3" style:text-align-source="fix" style:repeat-content="false" fo:border-left="0.039cm double #b3b3b3" style:border-line-width-left="0.002cm 0.035cm 0.002cm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NewsGotT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39cm double #b3b3b3" style:border-line-width-bottom="0.002cm 0.035cm 0.002cm" style:text-align-source="fix" style:repeat-content="false" fo:border-left="0.039cm double #b3b3b3" style:border-line-width-left="0.002cm 0.035cm 0.002cm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NewsGotT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039cm double #b3b3b3" style:border-line-width-bottom="0.002cm 0.035cm 0.002cm" fo:border-left="none" fo:border-right="none" fo:border-top="0.039cm double #b3b3b3" style:border-line-width-top="0.002cm 0.035cm 0.002cm"/>
      <style:text-properties style:font-name="NewsGotT" fo:font-size="13pt" style:font-size-asian="13pt" style:font-size-complex="13pt"/>
    </style:style>
    <style:style style:name="ce78" style:family="table-cell" style:parent-style-name="Default">
      <style:table-cell-properties fo:border-bottom="none" fo:border-left="0.035cm solid #b3b3b3" fo:border-right="0.035cm solid #b3b3b3" fo:border-top="0.039cm double #b3b3b3" style:border-line-width-top="0.002cm 0.035cm 0.002cm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039cm double #b3b3b3" style:border-line-width-bottom="0.002cm 0.035cm 0.002cm" fo:border-left="0.035cm solid #b3b3b3" fo:border-right="0.035cm solid #b3b3b3" fo:border-top="none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35cm solid #999999" style:diagonal-bl-tr="none" style:diagonal-tl-br="none" fo:border-left="0.035cm solid #ffffff" fo:border-right="0.035cm solid #ffffff" fo:border-top="0.035cm solid #999999"/>
    </style:style>
    <style:style style:name="ce81" style:family="table-cell" style:parent-style-name="Default">
      <style:text-properties style:font-name="NewsGotT" fo:font-size="13pt" style:font-size-asian="13pt" style:font-size-complex="13pt"/>
    </style:style>
    <style:style style:name="ce82" style:family="table-cell" style:parent-style-name="Default">
      <style:table-cell-properties fo:border-bottom="0.002cm solid #b3b3b3" fo:background-color="#e6e6e6" style:text-align-source="fix" style:repeat-content="false" fo:border-left="0.002cm solid #b3b3b3" fo:border-right="none" fo:border-top="0.039cm double #b3b3b3" style:border-line-width-top="0.002cm 0.035cm 0.002cm"/>
      <style:paragraph-properties fo:text-align="center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002cm solid #b3b3b3" fo:border-left="0.002cm solid #b3b3b3" fo:border-right="none" fo:border-top="none"/>
      <style:text-properties style:use-window-font-color="true" style:text-outline="false" style:text-line-through-styl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039cm double #b3b3b3" style:border-line-width-bottom="0.002cm 0.035cm 0.002cm" fo:border-left="0.002cm solid #b3b3b3" fo:border-right="none" fo:border-top="none"/>
      <style:text-properties style:use-window-font-color="true" style:text-outline="false" style:text-line-through-styl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039cm double #b3b3b3" style:border-line-width-bottom="0.002cm 0.035cm 0.002cm" fo:background-color="#e6e6e6" style:text-align-source="fix" style:repeat-content="false" fo:border-left="0.035cm solid #b3b3b3" fo:border-right="0.035cm solid #b3b3b3" fo:border-top="0.039cm double #b3b3b3" style:border-line-width-top="0.002cm 0.035cm 0.002cm"/>
      <style:paragraph-properties fo:text-align="center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ewsGotT" fo:font-size="13pt" style:font-size-asian="13pt" style:font-size-complex="13pt"/>
    </style:style>
    <style:style style:name="ce87" style:family="table-cell" style:parent-style-name="Default">
      <style:table-cell-properties fo:border-bottom="0.039cm double #b3b3b3" style:border-line-width-bottom="0.002cm 0.035cm 0.002cm" style:text-align-source="fix" style:repeat-content="false" fo:border-left="0.035cm solid #b3b3b3" fo:border-right="0.035cm solid #b3b3b3" fo:border-top="none"/>
      <style:paragraph-properties fo:text-align="center" fo:margin-left="0cm"/>
      <style:text-properties style:use-window-font-color="true" style:text-outline="false" style:text-line-through-style="none" style:font-name="NewsGotT" fo:font-size="13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035cm solid #ffffff" style:diagonal-bl-tr="none" style:diagonal-tl-br="none" fo:border-left="0.035cm solid #ffffff" fo:border-right="0.035cm solid #ffffff" fo:border-top="none"/>
    </style:style>
    <style:style style:name="ce89" style:family="table-cell" style:parent-style-name="Default">
      <style:table-cell-properties fo:border-bottom="none" style:diagonal-bl-tr="none" style:diagonal-tl-br="none" fo:border-left="0.039cm double #b3b3b3" style:border-line-width-left="0.002cm 0.035cm 0.002cm" fo:border-right="none" fo:border-top="0.035cm solid #ffffff"/>
      <style:text-properties style:font-name="NewsGotT" fo:font-size="13pt" style:font-size-asian="13pt" style:font-size-complex="13pt"/>
    </style:style>
    <style:style style:name="ce90" style:family="table-cell" style:parent-style-name="Default">
      <style:table-cell-properties fo:border-bottom="0.002cm solid #b3b3b3" style:text-align-source="fix" style:repeat-content="false" fo:border-left="0.002cm solid #b3b3b3" fo:border-right="none" fo:border-top="none"/>
      <style:paragraph-properties fo:text-align="center" fo:margin-left="0cm"/>
      <style:text-properties style:use-window-font-color="true" style:text-outline="false" style:text-line-through-styl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diagonal-bl-tr="none" style:diagonal-tl-br="none" fo:border="0.035cm solid #ffffff"/>
      <style:text-properties style:font-name="NewsGotT" fo:font-size="13pt" style:font-size-asian="13pt" style:font-size-complex="13pt"/>
    </style:style>
    <style:style style:name="ce92" style:family="table-cell" style:parent-style-name="Default">
      <style:table-cell-properties fo:border-bottom="0.039cm double #b3b3b3" style:border-line-width-bottom="0.002cm 0.035cm 0.002cm" style:text-align-source="fix" style:repeat-content="false" fo:border-left="0.002cm solid #b3b3b3" fo:border-right="none" fo:border-top="none"/>
      <style:paragraph-properties fo:text-align="center" fo:margin-left="0cm"/>
      <style:text-properties style:use-window-font-color="true" style:text-outline="false" style:text-line-through-styl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0.039cm double #b3b3b3" style:border-line-width-bottom="0.002cm 0.035cm 0.002cm" fo:background-color="#e6e6e6" style:text-align-source="fix" style:repeat-content="false" fo:border-left="0.035cm solid #b3b3b3" fo:border-right="0.039cm double #b3b3b3" style:border-line-width-right="0.002cm 0.035cm 0.002cm" fo:border-top="0.039cm double #b3b3b3" style:border-line-width-top="0.002cm 0.035cm 0.002cm"/>
      <style:paragraph-properties fo:text-align="center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none" fo:background-color="#ffffff" style:text-align-source="fix" style:repeat-content="false" fo:border-left="0.035cm solid #b3b3b3" fo:border-right="0.039cm double #b3b3b3" style:border-line-width-right="0.002cm 0.035cm 0.002cm" fo:border-top="0.039cm double #b3b3b3" style:border-line-width-top="0.002cm 0.035cm 0.002cm"/>
      <style:paragraph-properties fo:text-align="center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0.039cm double #b3b3b3" style:border-line-width-bottom="0.002cm 0.035cm 0.002cm" fo:background-color="#ffffff" style:text-align-source="fix" style:repeat-content="false" fo:border-left="0.035cm solid #b3b3b3" fo:border-right="0.039cm double #b3b3b3" style:border-line-width-right="0.002cm 0.035cm 0.002cm" fo:border-top="none"/>
      <style:paragraph-properties fo:text-align="center"/>
      <style:text-properties style:use-window-font-color="true" style:text-outline="false" style:text-line-through-styl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-bottom="0.035cm solid #ffffff" style:diagonal-bl-tr="none" style:diagonal-tl-br="none" fo:border-left="0.035cm solid #4c4c4c" fo:border-right="0.035cm solid #ffffff" fo:border-top="none"/>
    </style:style>
    <style:style style:name="ce97" style:family="table-cell" style:parent-style-name="Default">
      <style:table-cell-properties fo:border-bottom="0.035cm solid #ffffff" style:diagonal-bl-tr="none" style:diagonal-tl-br="none" fo:border-left="0.035cm solid #4c4c4c" fo:border-right="0.035cm solid #ffffff" fo:border-top="0.035cm solid #ffffff"/>
    </style:style>
    <style:style style:name="ce98" style:family="table-cell" style:parent-style-name="Default">
      <style:table-cell-properties fo:border-bottom="0.002cm solid #b3b3b3" fo:background-color="#e6e6e6" style:text-align-source="fix" style:repeat-content="false" fo:border-left="0.002cm solid #b3b3b3" fo:border-right="none" fo:border-top="0.039cm double #b3b3b3" style:border-line-width-top="0.002cm 0.035cm 0.002cm"/>
      <style:paragraph-properties fo:text-align="center"/>
      <style:text-properties style:use-window-font-color="true" style:text-outline="false" style:text-line-through-style="none" style:font-name="NewsGotT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002cm solid #b3b3b3" fo:background-color="#e6e6e6" style:text-align-source="fix" style:repeat-content="false" fo:border-left="0.002cm solid #b3b3b3" fo:border-right="none" fo:border-top="none"/>
      <style:paragraph-properties fo:text-align="center" fo:margin-left="0cm"/>
      <style:text-properties style:use-window-font-color="true" style:text-outline="false" style:text-line-through-styl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0.002cm solid #b3b3b3" fo:background-color="#e6e6e6" fo:border-left="0.002cm solid #b3b3b3" fo:border-right="none" fo:border-top="none"/>
      <style:text-properties style:use-window-font-color="true" style:text-outline="false" style:text-line-through-styl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0.039cm double #b3b3b3" style:border-line-width-bottom="0.002cm 0.035cm 0.002cm" fo:background-color="#e6e6e6" fo:border-left="0.002cm solid #b3b3b3" fo:border-right="none" fo:border-top="none"/>
      <style:text-properties style:use-window-font-color="true" style:text-outline="false" style:text-line-through-styl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002cm solid #b3b3b3" fo:background-color="#e6e6e6" style:text-align-source="fix" style:repeat-content="false" fo:border-left="0.002cm solid #b3b3b3" fo:border-right="0.039cm double #b3b3b3" style:border-line-width-right="0.002cm 0.035cm 0.002cm" fo:border-top="0.039cm double #b3b3b3" style:border-line-width-top="0.002cm 0.035cm 0.002cm"/>
      <style:paragraph-properties fo:text-align="center"/>
      <style:text-properties style:use-window-font-color="true" style:text-outline="false" style:text-line-through-style="none" style:font-name="NewsGotT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none" fo:background-color="#e6e6e6" fo:border-left="none" fo:border-right="0.039cm double #b3b3b3" style:border-line-width-right="0.002cm 0.035cm 0.002cm" fo:border-top="none"/>
      <style:text-properties style:use-window-font-color="true" style:text-outline="false" style:text-line-through-styl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0.039cm double #b3b3b3" style:border-line-width-bottom="0.002cm 0.035cm 0.002cm" fo:background-color="#e6e6e6" fo:border-left="none" fo:border-right="0.039cm double #b3b3b3" style:border-line-width-right="0.002cm 0.035cm 0.002cm" fo:border-top="none"/>
      <style:text-properties style:use-window-font-color="true" style:text-outline="false" style:text-line-through-styl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outline="false" style:text-line-through-style="none" style:font-name="NewsGotT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text-outline="false" style:text-line-through-style="none" style:font-name="NewsGotT" fo:font-size="13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font-name="NewsGotT" fo:font-size="13pt" fo:font-weight="normal" style:font-weight-asian="normal"/>
    </style:style>
    <style:style style:name="T4" style:family="text">
      <style:text-properties style:font-name="NewsGotT" fo:font-size="13pt" fo:font-weight="normal" style:font-size-asian="12pt" style:font-weight-asian="normal" style:font-size-complex="12pt"/>
    </style:style>
    <style:style style:name="T5" style:family="text">
      <style:text-properties style:font-name="NewsGotT" fo:font-size="13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 de Control" table:style-name="ta1" table:print-ranges="'Hoja de Control'.B2:'Hoja de Control'.F4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2">
          <table:table-cell table:number-columns-repeated="2"/>
          <table:table-cell table:style-name="ce26" table:number-columns-spanned="3" table:number-rows-spanned="1"/>
          <table:covered-table-cell table:number-columns-repeated="2"/>
          <table:table-cell table:style-name="ce26" table:number-columns-spanned="3" table:number-rows-spanned="1"/>
          <table:covered-table-cell table:number-columns-repeated="2"/>
          <table:table-cell table:number-columns-repeated="248"/>
        </table:table-row>
        <table:table-row table:style-name="ro2">
          <table:table-cell>
            <draw:frame table:end-cell-address="'Hoja de Control'.B8" table:end-x="3.73cm" table:end-y="1.029cm" draw:z-index="0" draw:name="Imagen 2" draw:style-name="gr1" draw:text-style-name="P1" svg:width="4.05cm" svg:height="2.806cm" svg:x="1.888cm" svg:y="0.307cm">
              <draw:image xlink:href="Pictures/10000000000004770000032269FB8CA3.jpg" xlink:type="simple" xlink:show="embed" xlink:actuate="onLoad">
                <text:p/>
              </draw:image>
            </draw:frame>
          </table:table-cell>
          <table:table-cell/>
          <table:table-cell table:style-name="ce26" table:number-columns-spanned="3" table:number-rows-spanned="1"/>
          <table:covered-table-cell table:number-columns-repeated="2"/>
          <table:table-cell table:number-columns-repeated="251"/>
        </table:table-row>
        <table:table-row table:style-name="ro2">
          <table:table-cell table:number-columns-repeated="2"/>
          <table:table-cell table:style-name="ce26" office:value-type="string" table:number-columns-spanned="2" table:number-rows-spanned="1">
            <text:p>Junit Test</text:p>
          </table:table-cell>
          <table:covered-table-cell table:style-name="ce42"/>
          <table:table-cell/>
          <table:table-cell table:style-name="ce26" office:value-type="string">
            <text:p>IES Los Montecillos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7" office:value-type="string" table:number-columns-spanned="3" table:number-rows-spanned="1">
            <text:p>Plan de Pruebas Unitarias</text:p>
          </table:table-cell>
          <table:covered-table-cell table:number-columns-repeated="2" table:style-name="ce43"/>
          <table:table-cell table:number-columns-repeated="25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5"/>
          <table:table-cell table:style-name="ce43"/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3">
          <table:table-cell/>
          <table:table-cell table:style-name="ce5" office:value-type="string" table:number-columns-spanned="5" table:number-rows-spanned="1">
            <text:p>HOJA DE CONTROL</text:p>
          </table:table-cell>
          <table:covered-table-cell table:number-columns-repeated="4"/>
          <table:table-cell table:number-columns-repeated="250"/>
        </table:table-row>
        <table:table-row table:style-name="ro1">
          <table:table-cell/>
          <table:table-cell table:style-name="ce2"/>
          <table:table-cell table:number-columns-repeated="254"/>
        </table:table-row>
        <table:table-row table:style-name="ro1">
          <table:table-cell/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number-columns-repeated="250"/>
        </table:table-row>
        <table:table-row table:style-name="ro4">
          <table:table-cell/>
          <table:table-cell table:style-name="ce6" office:value-type="string">
            <text:p>Organismo</text:p>
          </table:table-cell>
          <table:table-cell table:style-name="ce28" office:value-type="string" table:number-columns-spanned="4" table:number-rows-spanned="1">
            <text:p>IES Los Montecillos</text:p>
          </table:table-cell>
          <table:covered-table-cell table:number-columns-repeated="2" table:style-name="ce44"/>
          <table:covered-table-cell table:style-name="ce54"/>
          <table:table-cell table:number-columns-repeated="250"/>
        </table:table-row>
        <table:table-row table:style-name="ro4">
          <table:table-cell/>
          <table:table-cell table:style-name="ce7" office:value-type="string">
            <text:p>Proyecto</text:p>
          </table:table-cell>
          <table:table-cell table:style-name="ce29" office:value-type="string" table:number-columns-spanned="4" table:number-rows-spanned="1">
            <text:p>Junit Test</text:p>
          </table:table-cell>
          <table:covered-table-cell table:style-name="ce45"/>
          <table:covered-table-cell table:style-name="ce46"/>
          <table:covered-table-cell table:style-name="ce29"/>
          <table:table-cell table:number-columns-repeated="250"/>
        </table:table-row>
        <table:table-row table:style-name="ro4">
          <table:table-cell/>
          <table:table-cell table:style-name="ce7" office:value-type="string">
            <text:p>Entregable</text:p>
          </table:table-cell>
          <table:table-cell table:style-name="ce29" office:value-type="string" table:number-columns-spanned="4" table:number-rows-spanned="1">
            <text:p>Plan de Pruebas Unitarias</text:p>
          </table:table-cell>
          <table:covered-table-cell table:style-name="ce45"/>
          <table:covered-table-cell table:style-name="ce46"/>
          <table:covered-table-cell table:style-name="ce29"/>
          <table:table-cell table:number-columns-repeated="250"/>
        </table:table-row>
        <table:table-row table:style-name="ro5">
          <table:table-cell/>
          <table:table-cell table:style-name="ce7" office:value-type="string">
            <text:p>Autor</text:p>
          </table:table-cell>
          <table:table-cell table:style-name="ce29" office:value-type="string" table:number-columns-spanned="4" table:number-rows-spanned="1">
            <text:p>Miguel Ángel Ligero Lozano</text:p>
          </table:table-cell>
          <table:covered-table-cell table:style-name="ce45"/>
          <table:covered-table-cell table:style-name="ce46"/>
          <table:covered-table-cell table:style-name="ce29"/>
          <table:table-cell table:number-columns-repeated="250"/>
        </table:table-row>
        <table:table-row table:style-name="ro5">
          <table:table-cell/>
          <table:table-cell table:style-name="ce8" office:value-type="string">
            <text:p>Versión / Edición</text:p>
          </table:table-cell>
          <table:table-cell table:style-name="ce30" office:value-type="string" table:number-columns-spanned="2" table:number-rows-spanned="1">
            <text:p>0100</text:p>
          </table:table-cell>
          <table:covered-table-cell table:style-name="ce30"/>
          <table:table-cell table:style-name="ce47" office:value-type="string">
            <text:p>Fecha Versión</text:p>
          </table:table-cell>
          <table:table-cell table:style-name="ce55" office:value-type="string">
            <text:p>20/03/2021</text:p>
          </table:table-cell>
          <table:table-cell table:number-columns-repeated="250"/>
        </table:table-row>
        <table:table-row table:style-name="ro5">
          <table:table-cell/>
          <table:table-cell table:style-name="ce8" office:value-type="string">
            <text:p>Aprobado Por</text:p>
          </table:table-cell>
          <table:table-cell table:style-name="ce30" table:number-columns-spanned="2" table:number-rows-spanned="1"/>
          <table:covered-table-cell table:style-name="ce30"/>
          <table:table-cell table:style-name="ce48" office:value-type="string">
            <text:p>Fecha Aprobación</text:p>
          </table:table-cell>
          <table:table-cell table:style-name="ce55" office:value-type="string">
            <text:p>20/03/2021</text:p>
          </table:table-cell>
          <table:table-cell table:style-name="ce2"/>
          <table:table-cell table:number-columns-repeated="249"/>
        </table:table-row>
        <table:table-row table:style-name="ro5">
          <table:table-cell table:style-name="Default"/>
          <table:table-cell table:style-name="ce9"/>
          <table:table-cell table:style-name="ce31" table:number-columns-spanned="2" table:number-rows-spanned="1"/>
          <table:covered-table-cell table:style-name="ce31"/>
          <table:table-cell table:style-name="ce49" office:value-type="string">
            <text:p>Nº Total de Páginas</text:p>
          </table:table-cell>
          <table:table-cell table:style-name="ce56" office:value-type="string">
            <text:p>4</text:p>
          </table:table-cell>
          <table:table-cell table:style-name="ce2"/>
          <table:table-cell table:number-columns-repeated="249"/>
        </table:table-row>
        <table:table-row table:style-name="ro5">
          <table:table-cell table:style-name="ce2" table:number-columns-repeated="7"/>
          <table:table-cell table:number-columns-repeated="249"/>
        </table:table-row>
        <table:table-row table:style-name="ro5">
          <table:table-cell table:style-name="Default"/>
          <table:table-cell table:style-name="ce10" office:value-type="string">
            <text:p>REGISTRO DE CAMBIOS</text:p>
          </table:table-cell>
          <table:table-cell table:style-name="Default"/>
          <table:table-cell table:style-name="ce2" table:number-columns-repeated="2"/>
          <table:table-cell table:style-name="Default"/>
          <table:table-cell table:style-name="ce2"/>
          <table:table-cell table:number-columns-repeated="8"/>
          <table:table-cell table:style-name="ce67" office:value-type="string">
            <text:p>SI</text:p>
          </table:table-cell>
          <table:table-cell table:number-columns-repeated="240"/>
        </table:table-row>
        <table:table-row table:style-name="ro5">
          <table:table-cell/>
          <table:table-cell table:style-name="Default"/>
          <table:table-cell table:style-name="ce2" table:number-columns-repeated="2"/>
          <table:table-cell table:style-name="Default"/>
          <table:table-cell table:style-name="ce2" table:number-columns-repeated="3"/>
          <table:table-cell table:number-columns-repeated="248"/>
        </table:table-row>
        <table:table-row table:style-name="ro6">
          <table:table-cell/>
          <table:table-cell table:style-name="ce11" office:value-type="string">
            <text:p>Versión</text:p>
          </table:table-cell>
          <table:table-cell table:style-name="ce32" office:value-type="string">
            <text:p>Causa del cambio</text:p>
          </table:table-cell>
          <table:table-cell table:style-name="ce32" office:value-type="string" table:number-columns-spanned="2" table:number-rows-spanned="1">
            <text:p>Responsable del cambio</text:p>
          </table:table-cell>
          <table:covered-table-cell table:style-name="ce50"/>
          <table:table-cell table:style-name="ce57" office:value-type="string">
            <text:p>Fecha del cambio</text:p>
          </table:table-cell>
          <table:table-cell table:style-name="ce2" table:number-columns-repeated="2"/>
          <table:table-cell table:number-columns-repeated="248"/>
        </table:table-row>
        <table:table-row table:style-name="ro5">
          <table:table-cell/>
          <table:table-cell table:style-name="ce12" office:value-type="string">
            <text:p>0100</text:p>
          </table:table-cell>
          <table:table-cell table:style-name="ce33" office:value-type="string">
            <text:p>Versión Inicial</text:p>
          </table:table-cell>
          <table:table-cell table:style-name="ce16" office:value-type="string" table:number-columns-spanned="2" table:number-rows-spanned="1">
            <text:p>Miguel Ángel Ligero Lozano</text:p>
          </table:table-cell>
          <table:covered-table-cell table:style-name="ce51"/>
          <table:table-cell table:style-name="ce55" office:value-type="string">
            <text:p>20/03/2021</text:p>
          </table:table-cell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3"/>
          <table:table-cell table:style-name="ce34"/>
          <table:table-cell table:style-name="ce34" table:number-columns-spanned="2" table:number-rows-spanned="1"/>
          <table:covered-table-cell table:style-name="ce52"/>
          <table:table-cell table:style-name="ce52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3"/>
          <table:table-cell table:style-name="ce34"/>
          <table:table-cell table:style-name="ce34" table:number-columns-spanned="2" table:number-rows-spanned="1"/>
          <table:covered-table-cell table:style-name="ce52"/>
          <table:table-cell table:style-name="ce52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3"/>
          <table:table-cell table:style-name="ce34"/>
          <table:table-cell table:style-name="ce34" table:number-columns-spanned="2" table:number-rows-spanned="1"/>
          <table:covered-table-cell table:style-name="ce52"/>
          <table:table-cell table:style-name="ce52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3"/>
          <table:table-cell table:style-name="ce34"/>
          <table:table-cell table:style-name="ce34" table:number-columns-spanned="2" table:number-rows-spanned="1"/>
          <table:covered-table-cell table:style-name="ce52"/>
          <table:table-cell table:style-name="ce52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3"/>
          <table:table-cell table:style-name="ce34"/>
          <table:table-cell table:style-name="ce34" table:number-columns-spanned="2" table:number-rows-spanned="1"/>
          <table:covered-table-cell table:style-name="ce52"/>
          <table:table-cell table:style-name="ce52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3"/>
          <table:table-cell table:style-name="ce34"/>
          <table:table-cell table:style-name="ce34" table:number-columns-spanned="2" table:number-rows-spanned="1"/>
          <table:covered-table-cell table:style-name="ce52"/>
          <table:table-cell table:style-name="ce52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3"/>
          <table:table-cell table:style-name="ce34"/>
          <table:table-cell table:style-name="ce34" table:number-columns-spanned="2" table:number-rows-spanned="1"/>
          <table:covered-table-cell table:style-name="ce52"/>
          <table:table-cell table:style-name="ce52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4"/>
          <table:table-cell table:style-name="ce35"/>
          <table:table-cell table:style-name="ce35" table:number-columns-spanned="2" table:number-rows-spanned="1"/>
          <table:covered-table-cell table:style-name="ce53"/>
          <table:table-cell table:style-name="ce53"/>
          <table:table-cell table:style-name="ce2" table:number-columns-repeated="2"/>
          <table:table-cell table:number-columns-repeated="248"/>
        </table:table-row>
        <table:table-row table:style-name="ro5">
          <table:table-cell table:style-name="Default"/>
          <table:table-cell table:style-name="ce2" table:number-columns-repeated="2"/>
          <table:table-cell table:style-name="Default"/>
          <table:table-cell table:style-name="ce2" table:number-columns-repeated="4"/>
          <table:table-cell table:number-columns-repeated="248"/>
        </table:table-row>
        <table:table-row table:style-name="ro5">
          <table:table-cell/>
          <table:table-cell table:style-name="ce10" office:value-type="string">
            <text:p>CONTROL DE DISTRIBUCIÓN</text:p>
          </table:table-cell>
          <table:table-cell table:style-name="ce2" table:number-columns-repeated="6"/>
          <table:table-cell table:number-columns-repeated="248"/>
        </table:table-row>
        <table:table-row table:style-name="ro6">
          <table:table-cell/>
          <table:table-cell table:style-name="ce2" table:number-columns-repeated="7"/>
          <table:table-cell table:number-columns-repeated="248"/>
        </table:table-row>
        <table:table-row table:style-name="ro5">
          <table:table-cell/>
          <table:table-cell table:style-name="ce15" office:value-type="string" table:number-columns-spanned="5" table:number-rows-spanned="1">
            <text:p>Nombre y Apellidos</text:p>
          </table:table-cell>
          <table:covered-table-cell table:number-columns-repeated="3" table:style-name="ce36"/>
          <table:covered-table-cell table:style-name="ce58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6" office:value-type="string" table:number-columns-spanned="2" table:number-rows-spanned="1">
            <text:p>Miguel Ángel Ligero Lozano</text:p>
          </table:table-cell>
          <table:covered-table-cell table:style-name="ce37"/>
          <table:table-cell table:style-name="ce37" table:number-columns-repeated="2"/>
          <table:table-cell table:style-name="ce59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7" table:number-columns-spanned="5" table:number-rows-spanned="1"/>
          <table:covered-table-cell table:number-columns-repeated="3" table:style-name="ce38"/>
          <table:covered-table-cell table:style-name="ce60"/>
          <table:table-cell table:style-name="ce2" table:number-columns-repeated="2"/>
          <table:table-cell/>
          <table:table-cell office:value-type="string">
            <text:p><text:s/></text:p>
          </table:table-cell>
          <table:table-cell table:number-columns-repeated="246"/>
        </table:table-row>
        <table:table-row table:style-name="ro7">
          <table:table-cell/>
          <table:table-cell table:style-name="ce17" table:number-columns-spanned="5" table:number-rows-spanned="1"/>
          <table:covered-table-cell table:number-columns-repeated="3" table:style-name="ce38"/>
          <table:covered-table-cell table:style-name="ce60"/>
          <table:table-cell table:style-name="ce2" table:number-columns-repeated="2"/>
          <table:table-cell table:number-columns-repeated="248"/>
        </table:table-row>
        <table:table-row table:style-name="ro7">
          <table:table-cell/>
          <table:table-cell table:style-name="ce17" table:number-columns-spanned="5" table:number-rows-spanned="1"/>
          <table:covered-table-cell table:number-columns-repeated="3" table:style-name="ce38"/>
          <table:covered-table-cell table:style-name="ce60"/>
          <table:table-cell table:style-name="ce63"/>
          <table:table-cell table:style-name="ce2"/>
          <table:table-cell table:number-columns-repeated="248"/>
        </table:table-row>
        <table:table-row table:style-name="ro7">
          <table:table-cell/>
          <table:table-cell table:style-name="ce18" table:number-columns-spanned="5" table:number-rows-spanned="1"/>
          <table:covered-table-cell table:number-columns-repeated="3" table:style-name="ce39"/>
          <table:covered-table-cell table:style-name="ce61"/>
          <table:table-cell table:style-name="ce41"/>
          <table:table-cell table:style-name="ce2"/>
          <table:table-cell table:number-columns-repeated="248"/>
        </table:table-row>
        <table:table-row table:style-name="ro5">
          <table:table-cell table:style-name="ce3" table:number-columns-repeated="2"/>
          <table:table-cell table:style-name="ce40"/>
          <table:table-cell table:style-name="ce41" table:number-columns-repeated="4"/>
          <table:table-cell table:style-name="ce2"/>
          <table:table-cell table:number-columns-repeated="248"/>
        </table:table-row>
        <table:table-row table:style-name="ro5">
          <table:table-cell table:style-name="ce3" table:number-columns-repeated="2"/>
          <table:table-cell table:style-name="ce24"/>
          <table:table-cell table:style-name="ce40" table:number-columns-repeated="3"/>
          <table:table-cell table:style-name="ce41"/>
          <table:table-cell table:style-name="ce2"/>
          <table:table-cell table:number-columns-repeated="248"/>
        </table:table-row>
        <table:table-row table:style-name="ro5">
          <table:table-cell table:style-name="Default"/>
          <table:table-cell table:style-name="ce3"/>
          <table:table-cell table:style-name="Default"/>
          <table:table-cell table:style-name="ce21"/>
          <table:table-cell table:style-name="Default"/>
          <table:table-cell table:style-name="ce21"/>
          <table:table-cell table:style-name="Default"/>
          <table:table-cell table:style-name="ce41"/>
          <table:table-cell table:style-name="ce65"/>
          <table:table-cell table:number-columns-repeated="247"/>
        </table:table-row>
        <table:table-row table:style-name="ro5">
          <table:table-cell table:style-name="ce3" table:number-columns-repeated="2"/>
          <table:table-cell table:style-name="ce21" table:number-columns-repeated="5"/>
          <table:table-cell table:style-name="ce41" table:number-columns-repeated="2"/>
          <table:table-cell/>
          <table:table-cell table:style-name="ce67" table:number-columns-repeated="3"/>
          <table:table-cell table:number-columns-repeated="243"/>
        </table:table-row>
        <table:table-row table:style-name="ro5">
          <table:table-cell table:style-name="ce3"/>
          <table:table-cell table:style-name="Default"/>
          <table:table-cell table:style-name="ce3"/>
          <table:table-cell table:style-name="ce21" table:number-columns-repeated="4"/>
          <table:table-cell table:style-name="ce41" table:number-columns-repeated="2"/>
          <table:table-cell/>
          <table:table-cell table:style-name="ce67" table:number-columns-repeated="3"/>
          <table:table-cell table:number-columns-repeated="243"/>
        </table:table-row>
        <table:table-row table:style-name="ro5">
          <table:table-cell table:style-name="ce3" table:number-columns-repeated="3"/>
          <table:table-cell table:style-name="Default"/>
          <table:table-cell table:style-name="ce21" table:number-columns-repeated="2"/>
          <table:table-cell table:style-name="Default"/>
          <table:table-cell table:style-name="ce41" table:number-columns-repeated="2"/>
          <table:table-cell/>
          <table:table-cell table:style-name="ce67" table:number-columns-repeated="3"/>
          <table:table-cell table:number-columns-repeated="243"/>
        </table:table-row>
        <table:table-row table:style-name="ro5">
          <table:table-cell table:style-name="ce3" table:number-columns-repeated="2"/>
          <table:table-cell table:style-name="ce24"/>
          <table:table-cell table:style-name="ce41" table:number-columns-repeated="3"/>
          <table:table-cell table:style-name="ce40"/>
          <table:table-cell table:style-name="ce64"/>
          <table:table-cell table:style-name="ce41"/>
          <table:table-cell/>
          <table:table-cell table:style-name="ce67" table:number-columns-repeated="3"/>
          <table:table-cell table:number-columns-repeated="243"/>
        </table:table-row>
        <table:table-row table:style-name="ro5">
          <table:table-cell table:style-name="ce3" table:number-columns-repeated="2"/>
          <table:table-cell table:style-name="ce21"/>
          <table:table-cell table:style-name="ce41" table:number-columns-repeated="6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3"/>
          <table:table-cell table:style-name="ce21"/>
          <table:table-cell table:style-name="ce40"/>
          <table:table-cell table:style-name="ce41" table:number-columns-repeated="5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19"/>
          <table:table-cell table:style-name="ce40" table:number-columns-repeated="2"/>
          <table:table-cell/>
          <table:table-cell table:style-name="ce25"/>
          <table:table-cell table:style-name="ce41" table:number-columns-repeated="3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0"/>
          <table:table-cell table:style-name="ce40" table:number-columns-repeated="2"/>
          <table:table-cell/>
          <table:table-cell table:style-name="ce25"/>
          <table:table-cell table:style-name="ce41" table:number-columns-repeated="3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1" table:number-columns-repeated="3"/>
          <table:table-cell/>
          <table:table-cell table:style-name="ce62"/>
          <table:table-cell table:style-name="ce41" table:number-columns-repeated="3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2"/>
          <table:table-cell table:style-name="ce21" table:number-columns-repeated="2"/>
          <table:table-cell/>
          <table:table-cell table:style-name="ce25"/>
          <table:table-cell table:style-name="ce40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1" table:number-columns-repeated="3"/>
          <table:table-cell/>
          <table:table-cell table:style-name="ce24"/>
          <table:table-cell table:style-name="ce41" table:number-columns-repeated="3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2"/>
          <table:table-cell table:style-name="ce21" table:number-columns-repeated="2"/>
          <table:table-cell/>
          <table:table-cell table:style-name="ce3"/>
          <table:table-cell table:style-name="ce24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1" table:number-columns-repeated="3"/>
          <table:table-cell table:style-name="ce4"/>
          <table:table-cell table:style-name="ce3"/>
          <table:table-cell table:style-name="ce24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"/>
          <table:table-cell table:style-name="ce3"/>
          <table:table-cell table:style-name="ce21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1" table:number-columns-repeated="3"/>
          <table:table-cell table:style-name="ce4"/>
          <table:table-cell table:style-name="ce19"/>
          <table:table-cell table:style-name="ce21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2"/>
          <table:table-cell table:style-name="ce40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/>
          <table:table-cell table:style-name="ce21" table:number-columns-repeated="3"/>
          <table:table-cell table:style-name="ce41" table:number-columns-repeated="5"/>
          <table:table-cell table:style-name="ce66"/>
          <table:table-cell table:number-columns-repeated="246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style-name="ce66"/>
          <table:table-cell table:number-columns-repeated="246"/>
        </table:table-row>
        <table:table-row table:style-name="ro1">
          <table:table-cell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4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5"/>
          <table:table-cell table:style-name="ce24"/>
          <table:table-cell table:style-name="ce40"/>
          <table:table-cell table:style-name="ce41" table:number-columns-repeated="5"/>
          <table:table-cell table:number-columns-repeated="247"/>
        </table:table-row>
        <table:table-row table:style-name="ro1" table:number-rows-repeated="4">
          <table:table-cell/>
          <table:table-cell table:style-name="ce25"/>
          <table:table-cell table:style-name="ce41" table:number-columns-repeated="7"/>
          <table:table-cell table:number-columns-repeated="247"/>
        </table:table-row>
        <table:table-row table:style-name="ro1">
          <table:table-cell table:number-columns-repeated="2"/>
          <table:table-cell table:style-name="ce41" table:number-columns-repeated="7"/>
          <table:table-cell table:number-columns-repeated="247"/>
        </table:table-row>
        <table:table-row table:style-name="ro1">
          <table:table-cell table:number-columns-repeated="6"/>
          <table:table-cell table:style-name="ce41" table:number-columns-repeated="3"/>
          <table:table-cell table:number-columns-repeated="247"/>
        </table:table-row>
        <table:table-row table:style-name="ro1" table:number-rows-repeated="6544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uebas Unitarias" table:style-name="ta1" table:print-ranges="'Pruebas Unitarias'.A1:'Pruebas Unitarias'.H37">
        <office:forms form:automatic-focus="false" form:apply-design-mode="false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3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1" table:number-columns-repeated="243" table:default-cell-style-name="ce1"/>
        <table:table-row table:style-name="ro1" table:number-rows-repeated="4">
          <table:table-cell table:number-columns-repeated="259"/>
        </table:table-row>
        <table:table-row table:style-name="ro2">
          <table:table-cell table:number-columns-repeated="2"/>
          <table:table-cell table:style-name="ce26" table:number-columns-spanned="4" table:number-rows-spanned="1"/>
          <table:covered-table-cell table:style-name="ce26"/>
          <table:covered-table-cell table:number-columns-repeated="2"/>
          <table:table-cell table:number-columns-repeated="253"/>
        </table:table-row>
        <table:table-row table:style-name="ro2">
          <table:table-cell>
            <draw:frame table:end-cell-address="'Pruebas Unitarias'.C8" table:end-x="1.396cm" table:end-y="1.029cm" draw:z-index="0" draw:name="Imagen 2" draw:style-name="gr1" draw:text-style-name="P1" svg:width="4.05cm" svg:height="2.806cm" svg:x="1.888cm" svg:y="0.307cm">
              <draw:image xlink:href="Pictures/10000000000004770000032269FB8CA3.jpg" xlink:type="simple" xlink:show="embed" xlink:actuate="onLoad">
                <text:p/>
              </draw:image>
            </draw:frame>
          </table:table-cell>
          <table:table-cell/>
          <table:table-cell table:style-name="ce26" table:number-columns-spanned="4" table:number-rows-spanned="1"/>
          <table:covered-table-cell table:style-name="ce26"/>
          <table:covered-table-cell table:number-columns-repeated="2"/>
          <table:table-cell table:number-columns-repeated="253"/>
        </table:table-row>
        <table:table-row table:style-name="ro2">
          <table:table-cell table:number-columns-repeated="2"/>
          <table:table-cell table:style-name="ce26" office:value-type="string" table:number-columns-spanned="3" table:number-rows-spanned="1">
            <text:p>Junit Test</text:p>
          </table:table-cell>
          <table:covered-table-cell table:style-name="ce26"/>
          <table:covered-table-cell table:style-name="ce42"/>
          <table:table-cell table:number-columns-repeated="254"/>
        </table:table-row>
        <table:table-row table:style-name="ro2">
          <table:table-cell table:number-columns-repeated="2"/>
          <table:table-cell table:style-name="ce26" office:value-type="string" table:number-columns-spanned="3" table:number-rows-spanned="1">
            <text:p>Plan de Pruebas Unitarias</text:p>
          </table:table-cell>
          <table:covered-table-cell table:style-name="ce26"/>
          <table:covered-table-cell table:style-name="ce43"/>
          <table:table-cell table:style-name="ce43" table:number-columns-repeated="6"/>
          <table:table-cell table:number-columns-repeated="248"/>
        </table:table-row>
        <table:table-row table:style-name="ro1" table:number-rows-repeated="3">
          <table:table-cell table:number-columns-repeated="25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ce2"/>
          <table:table-cell table:number-columns-repeated="245"/>
        </table:table-row>
        <table:table-row table:style-name="ro8">
          <table:table-cell table:style-name="Default"/>
          <table:table-cell table:style-name="ce68" office:value-type="string" table:number-columns-spanned="7" table:number-rows-spanned="3">
            <text:p><text:span text:style-name="T1">Nota : </text:span><text:span text:style-name="T2">Para cada caso de prueba se debe mostrar la siguiente información:</text:span></text:p>
            <text:p><text:span text:style-name="T3">- Número del caso de prueba: Número secuencia que hace referencia a los casos de pruebas definidos.</text:span></text:p>
            <text:p><text:span text:style-name="T3">- Componente al que hace referencia cada caso de prueba</text:span></text:p>
            <text:p><text:span text:style-name="T3">- Prerrequisitos que se deben cumplir para realizar cada caso de prueba</text:span></text:p>
            <text:p><text:span text:style-name="T3">- Descripción de cada una de las acciones a comprobar</text:span></text:p>
            <text:p><text:span text:style-name="T3">- Los datos que se utilizarán de entrada</text:span></text:p>
            <text:p><text:span text:style-name="T3">- La salida que se espera de ejectura cada paso</text:span></text:p>
            <text:p><text:span text:style-name="T4">- Las columnas sombreadas, correspondientes a 'Resultados' se rellenarán una vez ejecutadas las pruebas, obteniendo así el Informe de Resultado de Pruebas Unitarias</text:span></text:p>
            <text:p><text:span text:style-name="T5"/></text:p>
          </table:table-cell>
          <table:covered-table-cell table:number-columns-repeated="2" table:style-name="Default"/>
          <table:covered-table-cell table:number-columns-repeated="4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3"/>
          <table:table-cell table:number-columns-repeated="3"/>
          <table:table-cell table:style-name="Default" table:number-columns-repeated="2"/>
          <table:table-cell table:style-name="ce2"/>
          <table:table-cell table:number-columns-repeated="245"/>
        </table:table-row>
        <table:table-row table:style-name="ro5">
          <table:table-cell table:style-name="Default"/>
          <table:covered-table-cell/>
          <table:covered-table-cell table:number-columns-repeated="2" table:style-name="Default"/>
          <table:covered-table-cell table:number-columns-repeated="4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 table:number-columns-repeated="13"/>
          <table:table-cell table:style-name="ce2"/>
          <table:table-cell table:number-columns-repeated="245"/>
        </table:table-row>
        <table:table-row table:style-name="ro5">
          <table:table-cell/>
          <table:table-cell table:style-name="ce69" office:value-type="string" table:number-columns-spanned="2" table:number-rows-spanned="1">
            <text:p>Número del Caso de Prueba</text:p>
          </table:table-cell>
          <table:covered-table-cell table:style-name="ce77"/>
          <table:table-cell table:style-name="ce85" office:value-type="string">
            <text:p>Componente</text:p>
          </table:table-cell>
          <table:table-cell table:style-name="ce85" office:value-type="string">
            <text:p>Descripción de lo que se Probará</text:p>
          </table:table-cell>
          <table:table-cell table:style-name="ce93" office:value-type="string" table:number-columns-spanned="2" table:number-rows-spanned="1">
            <text:p>Prerrequisitos</text:p>
          </table:table-cell>
          <table:covered-table-cell table:style-name="ce96"/>
          <table:table-cell table:number-columns-repeated="6"/>
          <table:table-cell table:style-name="ce2"/>
          <table:table-cell table:number-columns-repeated="245"/>
        </table:table-row>
        <table:table-row table:style-name="ro5">
          <table:table-cell/>
          <table:table-cell table:style-name="ce70" office:value-type="string" table:number-columns-spanned="2" table:number-rows-spanned="1">
            <text:p>&lt;&lt;CA0XX&gt;&gt;</text:p>
          </table:table-cell>
          <table:covered-table-cell table:style-name="ce78"/>
          <table:table-cell table:style-name="ce86" office:value-type="string">
            <text:p>&lt;&lt;Componente 1&gt;&gt;</text:p>
          </table:table-cell>
          <table:table-cell table:style-name="Default"/>
          <table:table-cell table:style-name="ce94" table:number-columns-spanned="2" table:number-rows-spanned="1"/>
          <table:covered-table-cell table:style-name="ce97"/>
          <table:table-cell table:number-columns-repeated="6"/>
          <table:table-cell table:style-name="ce2"/>
          <table:table-cell table:number-columns-repeated="245"/>
        </table:table-row>
        <table:table-row table:style-name="ro5">
          <table:table-cell/>
          <table:table-cell table:style-name="ce71" office:value-type="string" table:number-columns-spanned="2" table:number-rows-spanned="1">
            <text:p>&lt;&lt;CA0YY&gt;&gt;</text:p>
          </table:table-cell>
          <table:covered-table-cell table:style-name="ce79"/>
          <table:table-cell table:style-name="ce87" office:value-type="string">
            <text:p>&lt;&lt;Componente 2&gt;&gt;</text:p>
          </table:table-cell>
          <table:table-cell table:style-name="ce79"/>
          <table:table-cell table:style-name="ce95" table:number-columns-spanned="2" table:number-rows-spanned="1"/>
          <table:covered-table-cell table:style-name="ce97"/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245"/>
        </table:table-row>
        <table:table-row table:style-name="ro5">
          <table:table-cell/>
          <table:table-cell table:style-name="ce72"/>
          <table:table-cell table:style-name="ce80"/>
          <table:table-cell table:style-name="ce88"/>
          <table:table-cell table:style-name="ce80" table:number-columns-repeated="2"/>
          <table:table-cell table:number-columns-repeated="2"/>
          <table:table-cell table:style-name="ce2" table:number-columns-repeated="2"/>
          <table:table-cell table:number-columns-repeated="3"/>
          <table:table-cell table:style-name="ce2"/>
          <table:table-cell table:number-columns-repeated="245"/>
        </table:table-row>
        <table:table-row table:style-name="ro5">
          <table:table-cell/>
          <table:table-cell table:style-name="ce73" office:value-type="string" table:number-columns-spanned="2" table:number-rows-spanned="1">
            <text:p>Pruebas Max</text:p>
          </table:table-cell>
          <table:covered-table-cell table:style-name="ce81"/>
          <table:table-cell table:style-name="ce89"/>
          <table:table-cell table:style-name="ce91" table:number-columns-repeated="4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4" office:value-type="string">
            <text:p>Nº</text:p>
          </table:table-cell>
          <table:table-cell table:style-name="ce82" office:value-type="string">
            <text:p>Descripción</text:p>
          </table:table-cell>
          <table:table-cell table:style-name="ce82" office:value-type="string">
            <text:p>Método</text:p>
          </table:table-cell>
          <table:table-cell table:style-name="ce82" office:value-type="string">
            <text:p>Datos Entrada</text:p>
          </table:table-cell>
          <table:table-cell table:style-name="ce82" office:value-type="string">
            <text:p>Salida Esperada</text:p>
          </table:table-cell>
          <table:table-cell table:style-name="ce98" office:value-type="string">
            <text:p>¿OK?</text:p>
          </table:table-cell>
          <table:table-cell table:style-name="ce102" office:value-type="string">
            <text:p>Observaciones</text:p>
          </table:table-cell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1">
            <text:p>1</text:p>
          </table:table-cell>
          <table:table-cell table:style-name="ce83" office:value-type="string">
            <text:p>Prueba con un valor vacío</text:p>
          </table:table-cell>
          <table:table-cell table:style-name="ce90" office:value-type="string">
            <text:p>Max</text:p>
          </table:table-cell>
          <table:table-cell table:style-name="ce90" office:value-type="string">
            <text:p>Nada</text:p>
          </table:table-cell>
          <table:table-cell table:style-name="ce90" office:value-type="float" office:value="0">
            <text:p>0</text:p>
          </table:table-cell>
          <table:table-cell table:style-name="ce99" office:value-type="string">
            <text:p><text:s text:c="7"/>SI</text:p>
          </table:table-cell>
          <table:table-cell table:style-name="ce103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2">
            <text:p>2</text:p>
          </table:table-cell>
          <table:table-cell table:style-name="ce83" office:value-type="string">
            <text:p>Prueba con un valor</text:p>
          </table:table-cell>
          <table:table-cell table:style-name="ce90" office:value-type="string">
            <text:p>Max</text:p>
          </table:table-cell>
          <table:table-cell table:number-columns-repeated="2" table:style-name="ce90" office:value-type="float" office:value="5">
            <text:p>5</text:p>
          </table:table-cell>
          <table:table-cell table:style-name="ce99" office:value-type="string">
            <text:p><text:s text:c="7"/>SI</text:p>
          </table:table-cell>
          <table:table-cell table:style-name="ce103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3">
            <text:p>3</text:p>
          </table:table-cell>
          <table:table-cell table:style-name="ce83" office:value-type="string">
            <text:p>Prueba con varios valores</text:p>
          </table:table-cell>
          <table:table-cell table:style-name="ce90" office:value-type="string">
            <text:p>Max</text:p>
          </table:table-cell>
          <table:table-cell table:style-name="ce90" office:value-type="string">
            <text:p>1,3,5</text:p>
          </table:table-cell>
          <table:table-cell table:style-name="ce90" office:value-type="float" office:value="5">
            <text:p>5</text:p>
          </table:table-cell>
          <table:table-cell table:style-name="ce99" office:value-type="string">
            <text:p><text:s text:c="7"/>SI</text:p>
          </table:table-cell>
          <table:table-cell table:style-name="ce103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4">
            <text:p>4</text:p>
          </table:table-cell>
          <table:table-cell table:style-name="ce83" office:value-type="string">
            <text:p>Prueba con valores desordenados</text:p>
          </table:table-cell>
          <table:table-cell table:style-name="ce90" office:value-type="string">
            <text:p>Max</text:p>
          </table:table-cell>
          <table:table-cell table:style-name="ce90" office:value-type="string">
            <text:p>1,5,7,3</text:p>
          </table:table-cell>
          <table:table-cell table:style-name="ce90" office:value-type="float" office:value="7">
            <text:p>7</text:p>
          </table:table-cell>
          <table:table-cell table:style-name="ce99" office:value-type="string">
            <text:p><text:s text:c="7"/>SI</text:p>
          </table:table-cell>
          <table:table-cell table:style-name="ce103"/>
          <table:table-cell table:style-name="ce2" table:number-columns-repeated="2"/>
          <table:table-cell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5" office:value-type="float" office:value="5">
            <text:p>5</text:p>
          </table:table-cell>
          <table:table-cell table:style-name="ce83" office:value-type="string">
            <text:p>Prueba con valores Negativos</text:p>
          </table:table-cell>
          <table:table-cell table:style-name="ce90" office:value-type="string">
            <text:p>Max</text:p>
          </table:table-cell>
          <table:table-cell table:style-name="ce90" office:value-type="string">
            <text:p>4,-6,9,-8,1</text:p>
          </table:table-cell>
          <table:table-cell table:style-name="ce90" office:value-type="float" office:value="9">
            <text:p>9</text:p>
          </table:table-cell>
          <table:table-cell table:style-name="ce99" office:value-type="string">
            <text:p><text:s text:c="7"/>SI</text:p>
          </table:table-cell>
          <table:table-cell table:style-name="ce103"/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6" office:value-type="float" office:value="6">
            <text:p>6</text:p>
          </table:table-cell>
          <table:table-cell table:style-name="ce84" office:value-type="string">
            <text:p>Pruba con valor Nulo</text:p>
          </table:table-cell>
          <table:table-cell table:style-name="ce90" office:value-type="string">
            <text:p>Max</text:p>
          </table:table-cell>
          <table:table-cell table:number-columns-repeated="2" table:style-name="ce92" office:value-type="string">
            <text:p>Null</text:p>
          </table:table-cell>
          <table:table-cell table:style-name="ce99" office:value-type="string">
            <text:p><text:s text:c="7"/>SI</text:p>
          </table:table-cell>
          <table:table-cell table:style-name="ce104"/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4"/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3" office:value-type="string" table:number-columns-spanned="2" table:number-rows-spanned="1">
            <text:p>&lt;&lt;CAYY&gt;&gt;</text:p>
          </table:table-cell>
          <table:covered-table-cell table:style-name="ce81"/>
          <table:table-cell table:style-name="ce89"/>
          <table:table-cell table:style-name="ce91" table:number-columns-repeated="4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4" office:value-type="string">
            <text:p>Nº</text:p>
          </table:table-cell>
          <table:table-cell table:style-name="ce82" office:value-type="string">
            <text:p>Descripción</text:p>
          </table:table-cell>
          <table:table-cell table:style-name="ce82" office:value-type="string">
            <text:p>Método</text:p>
          </table:table-cell>
          <table:table-cell table:style-name="ce82" office:value-type="string">
            <text:p>Datos Entrada</text:p>
          </table:table-cell>
          <table:table-cell table:style-name="ce82" office:value-type="string">
            <text:p>Salida Esperada</text:p>
          </table:table-cell>
          <table:table-cell table:style-name="ce98" office:value-type="string">
            <text:p>¿OK?</text:p>
          </table:table-cell>
          <table:table-cell table:style-name="ce102" office:value-type="string">
            <text:p>Observaciones</text:p>
          </table:table-cell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1">
            <text:p>1</text:p>
          </table:table-cell>
          <table:table-cell table:style-name="ce83" table:number-columns-repeated="4"/>
          <table:table-cell table:style-name="ce100"/>
          <table:table-cell table:style-name="ce103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2">
            <text:p>2</text:p>
          </table:table-cell>
          <table:table-cell table:style-name="ce83" table:number-columns-repeated="4"/>
          <table:table-cell table:style-name="ce100"/>
          <table:table-cell table:style-name="ce103"/>
          <table:table-cell/>
          <table:table-cell table:style-name="Default"/>
          <table:table-cell table:number-columns-repeated="3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3">
            <text:p>3</text:p>
          </table:table-cell>
          <table:table-cell table:style-name="ce83" table:number-columns-repeated="4"/>
          <table:table-cell table:style-name="ce100"/>
          <table:table-cell table:style-name="ce103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4">
            <text:p>4</text:p>
          </table:table-cell>
          <table:table-cell table:style-name="ce83" table:number-columns-repeated="4"/>
          <table:table-cell table:style-name="ce100"/>
          <table:table-cell table:style-name="ce103"/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5" office:value-type="float" office:value="5">
            <text:p>5</text:p>
          </table:table-cell>
          <table:table-cell table:style-name="ce83" table:number-columns-repeated="4"/>
          <table:table-cell table:style-name="ce100"/>
          <table:table-cell table:style-name="ce103"/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6" office:value-type="float" office:value="6">
            <text:p>6</text:p>
          </table:table-cell>
          <table:table-cell table:style-name="ce84" table:number-columns-repeated="4"/>
          <table:table-cell table:style-name="ce101"/>
          <table:table-cell table:style-name="ce104"/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1" office:value-type="string">
            <text:p>Se deberá inserta una ficha, por cada caso de prueba (&lt;&lt;CAXX&gt;&gt;) definido.</text:p>
          </table:table-cell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5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5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4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5"/>
          <table:table-cell table:style-name="ce24" table:number-columns-repeated="2"/>
          <table:table-cell table:style-name="ce40"/>
          <table:table-cell table:style-name="ce41" table:number-columns-repeated="9"/>
          <table:table-cell table:number-columns-repeated="245"/>
        </table:table-row>
        <table:table-row table:style-name="ro1" table:number-rows-repeated="4">
          <table:table-cell/>
          <table:table-cell table:style-name="ce25"/>
          <table:table-cell table:style-name="ce41" table:number-columns-repeated="12"/>
          <table:table-cell table:number-columns-repeated="245"/>
        </table:table-row>
        <table:table-row table:style-name="ro1">
          <table:table-cell table:number-columns-repeated="2"/>
          <table:table-cell table:style-name="ce41" table:number-columns-repeated="12"/>
          <table:table-cell table:number-columns-repeated="245"/>
        </table:table-row>
        <table:table-row table:style-name="ro1">
          <table:table-cell table:number-columns-repeated="11"/>
          <table:table-cell table:style-name="ce41" table:number-columns-repeated="3"/>
          <table:table-cell table:number-columns-repeated="245"/>
        </table:table-row>
        <table:table-row table:style-name="ro1" table:number-rows-repeated="65469">
          <table:table-cell table:number-columns-repeated="259"/>
        </table:table-row>
        <table:table-row table:style-name="ro1">
          <table:table-cell table:number-columns-repeated="2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NewsGotT" svg:font-family="NewsGotT" style:font-pitch="variable"/>
    <style:font-face style:name="Arial" svg:font-family="Arial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</number:text>
      <number:number number:decimal-places="2" number:min-integer-digits="1" number:grouping="true"/>
      <number:text> </number:text>
    </number:number-style>
    <number:number-style style:name="N154P1" style:volatile="true">
      <number:text>-€</number:text>
      <number:number number:decimal-places="2" number:min-integer-digits="1" number:grouping="true"/>
      <number:text> </number:text>
    </number:number-style>
    <number:number-style style:name="N154P2" style:volatile="true">
      <number:text> €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pta</number:text>
    </number:number-style>
    <number:number-style style:name="N160">
      <number:text>-</number:text>
      <number:number number:decimal-places="0" number:min-integer-digits="1" number:grouping="true"/>
      <number:text> pta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pta</number:text>
    </number:number-style>
    <number:number-style style:name="N16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61P0"/>
    </number:number-style>
    <number:number-style style:name="N163P0" style:volatile="true">
      <number:number number:decimal-places="2" number:min-integer-digits="1" number:grouping="true"/>
      <number:text> pta</number:text>
    </number:number-style>
    <number:number-style style:name="N163">
      <number:text>-</number:text>
      <number:number number:decimal-places="2" number:min-integer-digits="1" number:grouping="true"/>
      <number:text> pta</number:text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pta</number:text>
    </number:number-style>
    <number:number-style style:name="N16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4P0"/>
    </number:number-style>
    <number:number-style style:name="N168P0" style:volatile="true">
      <number:number number:decimal-places="0" number:min-integer-digits="1" number:grouping="true"/>
      <number:text> pta </number:text>
    </number:number-style>
    <number:number-style style:name="N168P1" style:volatile="true">
      <number:text>-</number:text>
      <number:number number:decimal-places="0" number:min-integer-digits="1" number:grouping="true"/>
      <number:text> pta </number:text>
    </number:number-style>
    <number:number-style style:name="N168P2" style:volatile="true">
      <number:text> - pta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0" number:min-integer-digits="1" number:grouping="true"/>
      <number:text>       </number:text>
    </number:number-style>
    <number:number-style style:name="N172P1" style:volatile="true">
      <number:text>-</number:text>
      <number:number number:decimal-places="0" number:min-integer-digits="1" number:grouping="true"/>
      <number:text>       </number:text>
    </number:number-style>
    <number:number-style style:name="N172P2" style:volatile="true">
      <number:text> -   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pta </number:text>
    </number:number-style>
    <number:number-style style:name="N176P1" style:volatile="true">
      <number:text>-</number:text>
      <number:number number:decimal-places="2" number:min-integer-digits="1" number:grouping="true"/>
      <number:text> pta </number:text>
    </number:number-style>
    <number:number-style style:name="N176P2" style:volatile="true">
      <number:text> -</number:text>
      <number:number number:decimal-places="0" number:min-integer-digits="0"/>
      <number:text> pta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      </number:text>
    </number:number-style>
    <number:number-style style:name="N180P1" style:volatile="true">
      <number:text>-</number:text>
      <number:number number:decimal-places="2" number:min-integer-digits="1" number:grouping="true"/>
      <number:text>       </number:text>
    </number:number-style>
    <number:number-style style:name="N180P2" style:volatile="true">
      <number:text> -</number:text>
      <number:number number:decimal-places="0" number:min-integer-digits="0"/>
      <number:text>   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0" number:min-integer-digits="1" number:grouping="true"/>
      <number:text> Pts</number:text>
    </number:number-style>
    <number:number-style style:name="N182">
      <number:text>-</number:text>
      <number:number number:decimal-places="0" number:min-integer-digits="1" number:grouping="true"/>
      <number:text> Pts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Pts</number:text>
    </number:number-style>
    <number:number-style style:name="N183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83P0"/>
    </number:number-style>
    <number:number-style style:name="N185P0" style:volatile="true">
      <number:number number:decimal-places="2" number:min-integer-digits="1" number:grouping="true"/>
      <number:text> Pts</number:text>
    </number:number-style>
    <number:number-style style:name="N185">
      <number:text>-</number:text>
      <number:number number:decimal-places="2" number:min-integer-digits="1" number:grouping="true"/>
      <number:text> Pts</number:text>
      <style:map style:condition="value()&gt;=0" style:apply-style-name="N185P0"/>
    </number:number-style>
    <number:number-style style:name="N186P0" style:volatile="true">
      <number:number number:decimal-places="2" number:min-integer-digits="1" number:grouping="true"/>
      <number:text> Pts</number:text>
    </number:number-style>
    <number:number-style style:name="N186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6P0"/>
    </number:number-style>
    <number:number-style style:name="N190P0" style:volatile="true">
      <number:number number:decimal-places="0" number:min-integer-digits="1" number:grouping="true"/>
      <number:text> Pts </number:text>
    </number:number-style>
    <number:number-style style:name="N190P1" style:volatile="true">
      <number:text>-</number:text>
      <number:number number:decimal-places="0" number:min-integer-digits="1" number:grouping="true"/>
      <number:text> Pts </number:text>
    </number:number-style>
    <number:number-style style:name="N190P2" style:volatile="true">
      <number:text> -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number number:decimal-places="2" number:min-integer-digits="1" number:grouping="true"/>
      <number:text> Pts </number:text>
    </number:number-style>
    <number:number-style style:name="N194P1" style:volatile="true">
      <number:text>-</number:text>
      <number:number number:decimal-places="2" number:min-integer-digits="1" number:grouping="true"/>
      <number:text> Pts </number:text>
    </number:number-style>
    <number:number-style style:name="N194P2" style:volatile="true">
      <number:text> -</number:text>
      <number:number number:decimal-places="0" number:min-integer-digits="0"/>
      <number:text> Pts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date-style style:name="N195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97P0" style:volatile="true">
      <number:text>Sí</number:text>
    </number:number-style>
    <number:number-style style:name="N197P1" style:volatile="true">
      <number:text>Sí</number:text>
    </number:number-style>
    <number:number-style style:name="N197">
      <number:text>No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Verdadero</number:text>
    </number:number-style>
    <number:number-style style:name="N199P1" style:volatile="true">
      <number:text>Verdadero</number:text>
    </number:number-style>
    <number:number-style style:name="N199">
      <number:text>Falso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text>Activado</number:text>
    </number:number-style>
    <number:number-style style:name="N201P1" style:volatile="true">
      <number:text>Activado</number:text>
    </number:number-style>
    <number:number-style style:name="N201">
      <number:text>Desactivado</number:text>
      <style:map style:condition="value()&gt;0" style:apply-style-name="N201P0"/>
      <style:map style:condition="value()&lt;0" style:apply-style-name="N201P1"/>
    </number:number-style>
    <number:currency-style style:name="N20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3P0"/>
    </number:currency-style>
    <number:number-style style:name="N204">
      <number:number number:decimal-places="0" number:min-integer-digits="3"/>
    </number:number-style>
    <number:number-style style:name="N206P0" style:volatile="true">
      <number:text>$</number:text>
      <number:number number:decimal-places="0" number:min-integer-digits="1" number:grouping="true"/>
    </number:number-style>
    <number:number-style style:name="N206">
      <number:text>-$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$</number:text>
      <number:number number:decimal-places="0" number:min-integer-digits="1" number:grouping="true"/>
    </number:number-style>
    <number:number-style style:name="N207">
      <style:text-properties fo:color="#ff0000"/>
      <number:text>-$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$</number:text>
      <number:number number:decimal-places="2" number:min-integer-digits="1" number:grouping="true"/>
    </number:number-style>
    <number:number-style style:name="N209">
      <number:text>-$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$</number:text>
      <number:number number:decimal-places="2" number:min-integer-digits="1" number:grouping="true"/>
    </number:number-style>
    <number:number-style style:name="N210">
      <style:text-properties fo:color="#ff0000"/>
      <number:text>-$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$</number:text>
      <number:number number:decimal-places="0" number:min-integer-digits="1" number:grouping="true"/>
      <number:text> </number:text>
    </number:number-style>
    <number:number-style style:name="N214P1" style:volatile="true">
      <number:text>-$</number:text>
      <number:number number:decimal-places="0" number:min-integer-digits="1" number:grouping="true"/>
      <number:text> </number:text>
    </number:number-style>
    <number:number-style style:name="N214P2" style:volatile="true">
      <number:text> $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$</number:text>
      <number:number number:decimal-places="2" number:min-integer-digits="1" number:grouping="true"/>
      <number:text> </number:text>
    </number:number-style>
    <number:number-style style:name="N218P1" style:volatile="true">
      <number:text>-$</number:text>
      <number:number number:decimal-places="2" number:min-integer-digits="1" number:grouping="true"/>
      <number:text> </number:text>
    </number:number-style>
    <number:number-style style:name="N218P2" style:volatile="true">
      <number:text> $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number:number number:decimal-places="2" number:min-integer-digits="1" number:grouping="true"/>
      <number:text>    </number:text>
    </number:number-style>
    <number:number-style style:name="N219P1" style:volatile="true">
      <number:text>-</number:text>
      <number:number number:decimal-places="2" number:min-integer-digits="1" number:grouping="true"/>
      <number:text>    </number:text>
    </number:number-style>
    <number:number-style style:name="N219P2" style:volatile="true">
      <number:text>-</number:text>
      <number:number number:decimal-places="0" number:min-integer-digits="0"/>
      <number:text>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P0" style:volatile="true">
      <number:number number:decimal-places="2" number:min-integer-digits="1" number:grouping="true"/>
      <number:text> € </number:text>
    </number:number-style>
    <number:number-style style:name="N220P1" style:volatile="true">
      <number:text>-</number:text>
      <number:number number:decimal-places="2" number:min-integer-digits="1" number:grouping="true"/>
      <number:text> € </number:text>
    </number:number-style>
    <number:number-style style:name="N220P2" style:volatile="true">
      <number:text>-</number:text>
      <number:number number:decimal-places="0" number:min-integer-digits="0"/>
      <number:text> €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number number:decimal-places="2" number:min-integer-digits="1" number:grouping="true"/>
      <number:text> </number:text>
    </number:number-style>
    <number:number-style style:name="N221P1" style:volatile="true">
      <number:text>-</number:text>
      <number:number number:decimal-places="2" number:min-integer-digits="1" number:grouping="true"/>
      <number:text> </number:text>
    </number:number-style>
    <number:number-style style:name="N221P2" style:volatile="true">
      <number:text>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number number:decimal-places="2" number:min-integer-digits="1" number:grouping="true"/>
      <number:text> pta </number:text>
    </number:number-style>
    <number:number-style style:name="N222P1" style:volatile="true">
      <number:text>-</number:text>
      <number:number number:decimal-places="2" number:min-integer-digits="1" number:grouping="true"/>
      <number:text> pta </number:text>
    </number:number-style>
    <number:number-style style:name="N222P2" style:volatile="true">
      <number:text>-</number:text>
      <number:number number:decimal-places="0" number:min-integer-digits="0"/>
      <number:text> pta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number:number number:decimal-places="2" number:min-integer-digits="1" number:grouping="true"/>
      <number:text>       </number:text>
    </number:number-style>
    <number:number-style style:name="N223P1" style:volatile="true">
      <number:text>-</number:text>
      <number:number number:decimal-places="2" number:min-integer-digits="1" number:grouping="true"/>
      <number:text>       </number:text>
    </number:number-style>
    <number:number-style style:name="N223P2" style:volatile="true">
      <number:text>-</number:text>
      <number:number number:decimal-places="0" number:min-integer-digits="0"/>
      <number:text>   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number number:decimal-places="2" number:min-integer-digits="1" number:grouping="true"/>
      <number:text> Pts </number:text>
    </number:number-style>
    <number:number-style style:name="N224P1" style:volatile="true">
      <number:text>-</number:text>
      <number:number number:decimal-places="2" number:min-integer-digits="1" number:grouping="true"/>
      <number:text> Pts </number:text>
    </number:number-style>
    <number:number-style style:name="N224P2" style:volatile="true">
      <number:text>-</number:text>
      <number:number number:decimal-places="0" number:min-integer-digits="0"/>
      <number:text> Pts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first-page-number="continue" style:scale-to="45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7cm" fo:margin-bottom="1.7cm" fo:margin-left="1.799cm" fo:margin-right="1.799cm" style:shadow="none" fo:background-color="transparent" style:first-page-number="continue" style:scale-to="33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4">24/03/2021</text:date>, <text:time>00:36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uncionalidades" style:display-name="PageStyle_Funcionalid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redeterminad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udas" style:display-name="PageStyle_Duda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title>Plan de Pruebas de Integración</dc:title>
    <dc:description>&lt;Breve explicación del Documento&gt;

</dc:description>
    <dc:subject>&lt;Denominación del Proyecto&gt;</dc:subject>
    <meta:initial-creator>Microsoft Corporation</meta:initial-creator>
    <meta:creation-date>1996-11-27T11:00:04</meta:creation-date>
    <dc:date>2021-03-24T00:36:32.28</dc:date>
    <meta:printed-by>María de los Ángeles González Barroso</meta:printed-by>
    <meta:print-date>2010-12-13T10:47:01.18</meta:print-date>
    <meta:keyword>&lt;v01r00&gt;</meta:keyword>
    <dc:language>es-ES</dc:language>
    <meta:editing-cycles>128</meta:editing-cycles>
    <meta:editing-duration>P1DT21H39M7S</meta:editing-duration>
    <dc:creator>Miguel Ángel  Ligero Lozano</dc:creator>
    <meta:document-statistic meta:table-count="2" meta:cell-count="105" meta:object-count="2"/>
    <meta:user-defined meta:name="Info 1"/>
    <meta:user-defined meta:name="Info 2"/>
    <meta:user-defined meta:name="Info 3"/>
    <meta:user-defined meta:name="Info 4"/>
  </office:meta>
</office:document-meta>
</file>